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57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7.9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666666"/>
      <style:text-properties style:text-position=""/>
    </style:style>
    <style:style style:name="ce10" style:family="table-cell" style:parent-style-name="Default" style:data-style-name="N100">
      <style:table-cell-properties fo:background-color="#00ff00"/>
      <style:text-properties style:text-position=""/>
    </style:style>
    <style:style style:name="ce11" style:family="table-cell" style:parent-style-name="Default" style:data-style-name="N100">
      <style:table-cell-properties fo:background-color="#00ffff"/>
      <style:text-properties style:text-position=""/>
    </style:style>
    <style:style style:name="ce12" style:family="table-cell" style:parent-style-name="Default" style:data-style-name="N100">
      <style:text-properties style:text-position=""/>
    </style:style>
    <style:style style:name="ce13" style:family="table-cell" style:parent-style-name="Default" style:data-style-name="N100">
      <style:table-cell-properties fo:background-color="#e6e6ff"/>
      <style:text-properties style:text-position=""/>
    </style:style>
    <style:style style:name="ce14" style:family="table-cell" style:parent-style-name="Default" style:data-style-name="N100">
      <style:table-cell-properties fo:background-color="#579d1c"/>
      <style:text-properties style:text-position=""/>
    </style:style>
    <style:style style:name="ce15" style:family="table-cell" style:parent-style-name="Default" style:data-style-name="N100">
      <style:table-cell-properties fo:background-color="#0099ff"/>
      <style:text-properties style:text-position=""/>
    </style:style>
    <style:style style:name="ce16" style:family="table-cell" style:parent-style-name="Default" style:data-style-name="N100">
      <style:table-cell-properties fo:background-color="#94476b"/>
      <style:text-properties style:text-position=""/>
    </style:style>
    <style:style style:name="ce17" style:family="table-cell" style:parent-style-name="Default" style:data-style-name="N100">
      <style:table-cell-properties fo:background-color="#23b8dc"/>
      <style:text-properties style:text-position=""/>
    </style:style>
    <style:style style:name="ce18" style:family="table-cell" style:parent-style-name="Default" style:data-style-name="N100">
      <style:table-cell-properties fo:background-color="#2300dc"/>
      <style:text-properties style:text-position=""/>
    </style:style>
    <style:style style:name="ce2" style:family="table-cell" style:parent-style-name="Default">
      <style:table-cell-properties fo:background-color="#b80047"/>
      <style:text-properties style:text-position=""/>
    </style:style>
    <style:style style:name="ce3" style:family="table-cell" style:parent-style-name="Default">
      <style:table-cell-properties fo:background-color="#00ff00"/>
      <style:text-properties style:text-position=""/>
    </style:style>
    <style:style style:name="ce4" style:family="table-cell" style:parent-style-name="Default">
      <style:table-cell-properties fo:background-color="#00ffff"/>
      <style:text-properties style:text-position=""/>
    </style:style>
    <style:style style:name="ce5" style:family="table-cell" style:parent-style-name="Default">
      <style:table-cell-properties fo:background-color="#e6e6ff"/>
      <style:text-properties style:text-position=""/>
    </style:style>
    <style:style style:name="ce6" style:family="table-cell" style:parent-style-name="Default">
      <style:table-cell-properties fo:background-color="#579d1c"/>
      <style:text-properties style:text-position=""/>
    </style:style>
    <style:style style:name="ce7" style:family="table-cell" style:parent-style-name="Default">
      <style:table-cell-properties fo:background-color="#0099ff"/>
      <style:text-properties style:text-position=""/>
    </style:style>
    <style:style style:name="ce8" style:family="table-cell" style:parent-style-name="Default" style:data-style-name="N100">
      <style:table-cell-properties fo:background-color="#666666"/>
      <style:text-properties style:text-position=""/>
    </style:style>
    <style:style style:name="ce9" style:family="table-cell" style:parent-style-name="Default" style:data-style-name="N100">
      <style:table-cell-properties fo:background-color="#b80047"/>
      <style:text-properties style:text-position="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fffcc"/>
    </style:style>
    <style:style style:name="ce29" style:family="table-cell" style:parent-style-name="Default" style:data-style-name="N100">
      <style:table-cell-properties fo:background-color="#ffffcc"/>
    </style:style>
    <style:style style:name="ce30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ce12"/>
        <table:table-column table:style-name="co2" table:default-cell-style-name="ce16"/>
        <table:table-column table:style-name="co2" table:number-columns-repeated="9" table:default-cell-style-name="ce12"/>
        <table:table-column table:style-name="co2" table:default-cell-style-name="ce18"/>
        <table:table-column table:style-name="co3" table:default-cell-style-name="ce12"/>
        <table:table-row table:style-name="ro1">
          <table:table-cell/>
          <table:table-cell table:style-name="Default" office:value-type="string">
            <text:p>zero cross</text:p>
          </table:table-cell>
          <table:table-cell table:style-name="Default" office:value-type="string">
            <text:p>maxp/maxm</text:p>
          </table:table-cell>
          <table:table-cell table:style-name="Default" office:value-type="string">
            <text:p>max</text:p>
          </table:table-cell>
          <table:table-cell table:style-name="Default" office:value-type="string">
            <text:p>avg</text:p>
          </table:table-cell>
          <table:table-cell table:style-name="Default" office:value-type="string">
            <text:p>STD</text:p>
          </table:table-cell>
          <table:table-cell table:style-name="Default" office:value-type="string">
            <text:p>energy</text:p>
          </table:table-cell>
          <table:table-cell table:style-name="Default" office:value-type="string">
            <text:p>Maxp-maxm</text:p>
          </table:table-cell>
          <table:table-cell table:style-name="Default" office:value-type="string">
            <text:p>sm0</text:p>
          </table:table-cell>
          <table:table-cell table:style-name="Default" office:value-type="string">
            <text:p>nm1</text:p>
          </table:table-cell>
          <table:table-cell table:style-name="Default" office:value-type="string">
            <text:p>cm1</text:p>
          </table:table-cell>
          <table:table-cell table:style-name="Default" office:value-type="string">
            <text:p>cm2</text:p>
          </table:table-cell>
          <table:table-cell table:style-name="Default" office:value-type="string">
            <text:p>powl/powh</text:p>
          </table:table-cell>
          <table:table-cell table:style-name="Default"/>
        </table:table-row>
        <table:table-row table:style-name="ro1">
          <table:table-cell table:style-name="ce1" office:value-type="string">
            <text:p>parametersA.dat</text:p>
          </table:table-cell>
          <table:table-cell table:style-name="ce8" office:value-type="string">
            <text:p>0.0005-0.0025</text:p>
          </table:table-cell>
          <table:table-cell table:style-name="ce8" office:value-type="string">
            <text:p>0.85-1.5</text:p>
          </table:table-cell>
          <table:table-cell table:style-name="ce8" office:value-type="string">
            <text:p>0.3-1</text:p>
          </table:table-cell>
          <table:table-cell table:style-name="ce8" office:value-type="string">
            <text:p>-0,04-0,08</text:p>
          </table:table-cell>
          <table:table-cell table:style-name="ce8" office:value-type="string">
            <text:p>0,03-1,9</text:p>
          </table:table-cell>
          <table:table-cell table:style-name="ce8" office:value-type="string">
            <text:p>0,001-0,009</text:p>
          </table:table-cell>
          <table:table-cell table:style-name="ce8" office:value-type="string">
            <text:p>0,23-1</text:p>
          </table:table-cell>
          <table:table-cell table:style-name="ce8" office:value-type="string">
            <text:p>0,01-0,07</text:p>
          </table:table-cell>
          <table:table-cell table:style-name="ce8" office:value-type="string">
            <text:p>0,01-0,02</text:p>
          </table:table-cell>
          <table:table-cell table:style-name="ce8" office:value-type="string">
            <text:p>0,36-0,76</text:p>
          </table:table-cell>
          <table:table-cell table:style-name="ce8" office:value-type="string">
            <text:p>0,15-0,25</text:p>
          </table:table-cell>
          <table:table-cell table:style-name="ce8" office:value-type="string">
            <text:p>4,5-7,5</text:p>
          </table:table-cell>
          <table:table-cell table:style-name="ce10" office:value-type="string">
            <text:p>powl/powh niskie</text:p>
          </table:table-cell>
        </table:table-row>
        <table:table-row table:style-name="ro1">
          <table:table-cell table:style-name="ce2" office:value-type="string">
            <text:p>parametersB.dat</text:p>
          </table:table-cell>
          <table:table-cell table:style-name="ce9" office:value-type="float" office:value="0.001">
            <text:p>0,001</text:p>
          </table:table-cell>
          <table:table-cell table:style-name="ce9" office:value-type="string">
            <text:p>1,1-1,4</text:p>
          </table:table-cell>
          <table:table-cell table:style-name="ce9" office:value-type="string">
            <text:p>0,8-1</text:p>
          </table:table-cell>
          <table:table-cell table:style-name="ce9" office:value-type="string">
            <text:p>-0,05-0,05</text:p>
          </table:table-cell>
          <table:table-cell table:style-name="ce9" office:value-type="string">
            <text:p>1,2-1,5</text:p>
          </table:table-cell>
          <table:table-cell table:style-name="ce9" office:value-type="float" office:value="0.005">
            <text:p>0,005</text:p>
          </table:table-cell>
          <table:table-cell table:style-name="ce9" office:value-type="string">
            <text:p>0,66-0,95</text:p>
          </table:table-cell>
          <table:table-cell table:style-name="ce9" office:value-type="float" office:value="0.03">
            <text:p>0,03</text:p>
          </table:table-cell>
          <table:table-cell table:style-name="ce9" office:value-type="float" office:value="0.01">
            <text:p>0,01</text:p>
          </table:table-cell>
          <table:table-cell table:style-name="ce9" office:value-type="string">
            <text:p>0,33-0,39</text:p>
          </table:table-cell>
          <table:table-cell table:style-name="ce9" office:value-type="string">
            <text:p>0,15-0,25</text:p>
          </table:table-cell>
          <table:table-cell table:style-name="ce9" office:value-type="string">
            <text:p>6-10</text:p>
          </table:table-cell>
          <table:table-cell table:style-name="ce11" office:value-type="string">
            <text:p>maxp/max niskie</text:p>
          </table:table-cell>
        </table:table-row>
        <table:table-row table:style-name="ro1">
          <table:table-cell table:style-name="ce3" office:value-type="string">
            <text:p>parametersC.dat</text:p>
          </table:table-cell>
          <table:table-cell table:style-name="ce10" office:value-type="string">
            <text:p>0,004-0,01</text:p>
          </table:table-cell>
          <table:table-cell table:style-name="ce10" office:value-type="string">
            <text:p>0,7-1,1</text:p>
          </table:table-cell>
          <table:table-cell table:style-name="ce10" office:value-type="string">
            <text:p>0,05-0,08</text:p>
          </table:table-cell>
          <table:table-cell table:style-name="ce10" office:value-type="string">
            <text:p>0-0,01</text:p>
          </table:table-cell>
          <table:table-cell table:style-name="ce10" office:value-type="string">
            <text:p>0,17-0,32</text:p>
          </table:table-cell>
          <table:table-cell table:style-name="ce10" office:value-type="string">
            <text:p>0,0003-0,0006</text:p>
          </table:table-cell>
          <table:table-cell table:style-name="ce10" office:value-type="string">
            <text:p>0,04-0,08</text:p>
          </table:table-cell>
          <table:table-cell table:style-name="ce10" office:value-type="string">
            <text:p>0,006-0,01</text:p>
          </table:table-cell>
          <table:table-cell table:style-name="ce10" office:value-type="float" office:value="0.04">
            <text:p>0,04</text:p>
          </table:table-cell>
          <table:table-cell table:style-name="ce10" office:value-type="string">
            <text:p>0,4-0,8</text:p>
          </table:table-cell>
          <table:table-cell table:style-name="ce10" office:value-type="string">
            <text:p>-0,6--0,1</text:p>
          </table:table-cell>
          <table:table-cell table:style-name="ce10" office:value-type="string">
            <text:p>0,34-0,54</text:p>
          </table:table-cell>
          <table:table-cell table:style-name="ce9" office:value-type="string">
            <text:p>B – inne</text:p>
          </table:table-cell>
        </table:table-row>
        <table:table-row table:style-name="ro1">
          <table:table-cell table:style-name="ce4" office:value-type="string">
            <text:p>parametersCi.dat</text:p>
          </table:table-cell>
          <table:table-cell table:style-name="ce11" office:value-type="string">
            <text:p>0,005-0,006</text:p>
          </table:table-cell>
          <table:table-cell table:style-name="ce11" office:value-type="string">
            <text:p>0,4-0,8</text:p>
          </table:table-cell>
          <table:table-cell table:style-name="ce11" office:value-type="float" office:value="0.2">
            <text:p>0,2</text:p>
          </table:table-cell>
          <table:table-cell table:style-name="ce11" office:value-type="string">
            <text:p>-0,01-0,01</text:p>
          </table:table-cell>
          <table:table-cell table:style-name="ce11" office:value-type="string">
            <text:p>0,34-0,44</text:p>
          </table:table-cell>
          <table:table-cell table:style-name="ce11" office:value-type="string">
            <text:p>0,0006-0,001</text:p>
          </table:table-cell>
          <table:table-cell table:style-name="ce11" office:value-type="string">
            <text:p>0,13-0,2</text:p>
          </table:table-cell>
          <table:table-cell table:style-name="ce11" office:value-type="string">
            <text:p>0,013-0,017</text:p>
          </table:table-cell>
          <table:table-cell table:style-name="ce11" office:value-type="float" office:value="0.0415">
            <text:p>0,0415</text:p>
          </table:table-cell>
          <table:table-cell table:style-name="ce11" office:value-type="float" office:value="0.55">
            <text:p>0,55</text:p>
          </table:table-cell>
          <table:table-cell table:style-name="ce11" office:value-type="float" office:value="-0.03">
            <text:p>-0,03</text:p>
          </table:table-cell>
          <table:table-cell table:style-name="ce11" office:value-type="string">
            <text:p>0,8-1</text:p>
          </table:table-cell>
          <table:table-cell table:style-name="ce15" office:value-type="string">
            <text:p>Ś </text:p>
          </table:table-cell>
        </table:table-row>
        <table:table-row table:style-name="ro1">
          <table:table-cell table:style-name="ce4" office:value-type="string">
            <text:p>parametersCZ.dat</text:p>
          </table:table-cell>
          <table:table-cell table:style-name="ce11" office:value-type="string">
            <text:p>0,004-0,0065</text:p>
          </table:table-cell>
          <table:table-cell table:style-name="ce11" office:value-type="string">
            <text:p>0,5-0,7</text:p>
          </table:table-cell>
          <table:table-cell table:style-name="ce11" office:value-type="string">
            <text:p>0,2-0,35</text:p>
          </table:table-cell>
          <table:table-cell table:style-name="ce11" office:value-type="string">
            <text:p>-0,02-0,003</text:p>
          </table:table-cell>
          <table:table-cell table:style-name="ce11" office:value-type="string">
            <text:p>0,08-0,56</text:p>
          </table:table-cell>
          <table:table-cell table:style-name="ce11" office:value-type="string">
            <text:p>0,0008</text:p>
          </table:table-cell>
          <table:table-cell table:style-name="ce11" office:value-type="string">
            <text:p>0,15-0,3</text:p>
          </table:table-cell>
          <table:table-cell table:style-name="ce11" office:value-type="string">
            <text:p>0,14-0,21</text:p>
          </table:table-cell>
          <table:table-cell table:style-name="ce11" office:value-type="string">
            <text:p>0,035</text:p>
          </table:table-cell>
          <table:table-cell table:style-name="ce11" office:value-type="string">
            <text:p>0,5-0,65</text:p>
          </table:table-cell>
          <table:table-cell table:style-name="ce11" office:value-type="string">
            <text:p>0,003-0,04</text:p>
          </table:table-cell>
          <table:table-cell table:style-name="ce11" office:value-type="string">
            <text:p>1-1,5</text:p>
          </table:table-cell>
          <table:table-cell table:style-name="ce8" office:value-type="string">
            <text:p>wysokie powl/powh</text:p>
          </table:table-cell>
        </table:table-row>
        <table:table-row table:style-name="ro1">
          <table:table-cell office:value-type="string">
            <text:p>parametersD.dat</text:p>
          </table:table-cell>
          <table:table-cell office:value-type="string">
            <text:p>0,004-0,005</text:p>
          </table:table-cell>
          <table:table-cell table:style-name="ce12" office:value-type="string">
            <text:p>0,9-1,9</text:p>
          </table:table-cell>
          <table:table-cell office:value-type="string">
            <text:p>0,2-0,5</text:p>
          </table:table-cell>
          <table:table-cell office:value-type="string">
            <text:p>-0,4-0,25</text:p>
          </table:table-cell>
          <table:table-cell office:value-type="string">
            <text:p>0,4-0,85</text:p>
          </table:table-cell>
          <table:table-cell office:value-type="string">
            <text:p>0,0009-0,02</text:p>
          </table:table-cell>
          <table:table-cell office:value-type="string">
            <text:p>0,2-0,4</text:p>
          </table:table-cell>
          <table:table-cell office:value-type="string">
            <text:p>0,013-0,019</text:p>
          </table:table-cell>
          <table:table-cell office:value-type="string">
            <text:p>0,016-0,03</text:p>
          </table:table-cell>
          <table:table-cell table:style-name="ce17" office:value-type="string">
            <text:p>0,6-0,9</text:p>
          </table:table-cell>
          <table:table-cell office:value-type="string">
            <text:p>0,1-0,25</text:p>
          </table:table-cell>
          <table:table-cell table:style-name="ce12" office:value-type="string">
            <text:p>1,7-4,55</text:p>
          </table:table-cell>
          <table:table-cell table:style-name="ce14" office:value-type="string">
            <text:p>niskie cm2</text:p>
          </table:table-cell>
        </table:table-row>
        <table:table-row table:style-name="ro1">
          <table:table-cell table:style-name="ce5" office:value-type="string">
            <text:p>parametersDz.dat</text:p>
          </table:table-cell>
          <table:table-cell table:style-name="ce13" office:value-type="string">
            <text:p>0,0006-0,0009</text:p>
          </table:table-cell>
          <table:table-cell table:style-name="ce13" office:value-type="string">
            <text:p>1-1,8</text:p>
          </table:table-cell>
          <table:table-cell table:style-name="ce13" office:value-type="string">
            <text:p>0,1-0,3</text:p>
          </table:table-cell>
          <table:table-cell table:style-name="ce13" office:value-type="string">
            <text:p>-0,03-0,12</text:p>
          </table:table-cell>
          <table:table-cell table:style-name="ce13" office:value-type="string">
            <text:p>0,17-2,1</text:p>
          </table:table-cell>
          <table:table-cell table:style-name="ce13" office:value-type="string">
            <text:p>0,0008-0,0025</text:p>
          </table:table-cell>
          <table:table-cell table:style-name="ce13" office:value-type="string">
            <text:p>0,1-0,25</text:p>
          </table:table-cell>
          <table:table-cell table:style-name="ce13" office:value-type="string">
            <text:p>0,008-0,015</text:p>
          </table:table-cell>
          <table:table-cell table:style-name="ce13" office:value-type="string">
            <text:p>0,02-0,04</text:p>
          </table:table-cell>
          <table:table-cell table:style-name="ce13" office:value-type="string">
            <text:p>0,8-1</text:p>
          </table:table-cell>
          <table:table-cell table:style-name="ce13" office:value-type="string">
            <text:p>0,08-0,22</text:p>
          </table:table-cell>
          <table:table-cell table:style-name="ce13" office:value-type="string">
            <text:p>1,3-2,75</text:p>
          </table:table-cell>
          <table:table-cell table:style-name="ce13" office:value-type="string">
            <text:p>wysokie cm1</text:p>
          </table:table-cell>
        </table:table-row>
        <table:table-row table:style-name="ro1">
          <table:table-cell table:style-name="ce1" office:value-type="string">
            <text:p>parametersE.dat</text:p>
          </table:table-cell>
          <table:table-cell table:style-name="ce8" office:value-type="string">
            <text:p>0,0007-0,0015</text:p>
          </table:table-cell>
          <table:table-cell table:style-name="ce8" office:value-type="string">
            <text:p>1-1,5</text:p>
          </table:table-cell>
          <table:table-cell table:style-name="ce8" office:value-type="string">
            <text:p>0,4-0,85</text:p>
          </table:table-cell>
          <table:table-cell table:style-name="ce8" office:value-type="string">
            <text:p>-0,03-0,05</text:p>
          </table:table-cell>
          <table:table-cell table:style-name="ce8" office:value-type="string">
            <text:p>0,2-1,2</text:p>
          </table:table-cell>
          <table:table-cell table:style-name="ce8" office:value-type="string">
            <text:p>0,003-0,008</text:p>
          </table:table-cell>
          <table:table-cell table:style-name="ce8" office:value-type="string">
            <text:p>0,37-0,72</text:p>
          </table:table-cell>
          <table:table-cell table:style-name="ce8" office:value-type="string">
            <text:p>0,018-0,053</text:p>
          </table:table-cell>
          <table:table-cell table:style-name="ce8" office:value-type="string">
            <text:p>0,01-0,02</text:p>
          </table:table-cell>
          <table:table-cell table:style-name="ce8" office:value-type="string">
            <text:p>0,3-0,8</text:p>
          </table:table-cell>
          <table:table-cell table:style-name="ce8" office:value-type="string">
            <text:p>0,15-0,27</text:p>
          </table:table-cell>
          <table:table-cell table:style-name="ce8" office:value-type="string">
            <text:p>3,5-6,3</text:p>
          </table:table-cell>
          <table:table-cell/>
        </table:table-row>
        <table:table-row table:style-name="ro1">
          <table:table-cell office:value-type="string">
            <text:p>parametersF.dat</text:p>
          </table:table-cell>
          <table:table-cell office:value-type="string">
            <text:p>0,0005-0,0024</text:p>
          </table:table-cell>
          <table:table-cell office:value-type="string">
            <text:p>2-2,4</text:p>
          </table:table-cell>
          <table:table-cell office:value-type="string">
            <text:p>0,01-0,9</text:p>
          </table:table-cell>
          <table:table-cell office:value-type="string">
            <text:p>0,02-0,5</text:p>
          </table:table-cell>
          <table:table-cell office:value-type="string">
            <text:p>0,4-9,5</text:p>
          </table:table-cell>
          <table:table-cell office:value-type="string">
            <text:p>0,0006-0,007</text:p>
          </table:table-cell>
          <table:table-cell office:value-type="string">
            <text:p>0,06-0,6</text:p>
          </table:table-cell>
          <table:table-cell office:value-type="string">
            <text:p>0,006-0,04</text:p>
          </table:table-cell>
          <table:table-cell office:value-type="string">
            <text:p>0,01-0,03</text:p>
          </table:table-cell>
          <table:table-cell office:value-type="string">
            <text:p>0,3-0,9</text:p>
          </table:table-cell>
          <table:table-cell office:value-type="string">
            <text:p>0,09-0,24</text:p>
          </table:table-cell>
          <table:table-cell table:style-name="ce12" office:value-type="string">
            <text:p>1,4-7,5</text:p>
          </table:table-cell>
          <table:table-cell/>
        </table:table-row>
        <table:table-row table:style-name="ro1">
          <table:table-cell table:style-name="ce5" office:value-type="string">
            <text:p>parametersG.dat</text:p>
          </table:table-cell>
          <table:table-cell table:style-name="ce13" office:value-type="string">
            <text:p>0,0005-0,0008</text:p>
          </table:table-cell>
          <table:table-cell table:style-name="ce13" office:value-type="string">
            <text:p>0,8-1,3</text:p>
          </table:table-cell>
          <table:table-cell table:style-name="ce13" office:value-type="string">
            <text:p>0,2</text:p>
          </table:table-cell>
          <table:table-cell table:style-name="ce13" office:value-type="string">
            <text:p>-0,01-0,017</text:p>
          </table:table-cell>
          <table:table-cell table:style-name="ce13" office:value-type="string">
            <text:p>0,13-0,27</text:p>
          </table:table-cell>
          <table:table-cell table:style-name="ce13" office:value-type="string">
            <text:p>0,0008-0,001</text:p>
          </table:table-cell>
          <table:table-cell table:style-name="ce13" office:value-type="string">
            <text:p>0,18</text:p>
          </table:table-cell>
          <table:table-cell table:style-name="ce13" office:value-type="string">
            <text:p>0,008-0,01</text:p>
          </table:table-cell>
          <table:table-cell table:style-name="ce13" office:value-type="string">
            <text:p>0,025-0,028</text:p>
          </table:table-cell>
          <table:table-cell table:style-name="ce13" office:value-type="string">
            <text:p>0,8-0,9</text:p>
          </table:table-cell>
          <table:table-cell table:style-name="ce13" office:value-type="string">
            <text:p>0,17-0,22</text:p>
          </table:table-cell>
          <table:table-cell table:style-name="ce13" office:value-type="string">
            <text:p>2-2,4</text:p>
          </table:table-cell>
          <table:table-cell/>
        </table:table-row>
        <table:table-row table:style-name="ro1">
          <table:table-cell table:style-name="ce6" office:value-type="string">
            <text:p>parametersH.dat</text:p>
          </table:table-cell>
          <table:table-cell table:style-name="ce14" office:value-type="string">
            <text:p>0,001-0,002</text:p>
          </table:table-cell>
          <table:table-cell table:style-name="ce14" office:value-type="string">
            <text:p>0,5-1</text:p>
          </table:table-cell>
          <table:table-cell table:style-name="ce14" office:value-type="string">
            <text:p>0,04-0,12</text:p>
          </table:table-cell>
          <table:table-cell table:style-name="ce14" office:value-type="string">
            <text:p>-0,08-0,005</text:p>
          </table:table-cell>
          <table:table-cell table:style-name="ce14" office:value-type="string">
            <text:p>0,1-2,4</text:p>
          </table:table-cell>
          <table:table-cell table:style-name="ce14" office:value-type="string">
            <text:p>0,0006-0,0008</text:p>
          </table:table-cell>
          <table:table-cell table:style-name="ce14" office:value-type="string">
            <text:p>0,04-0,1</text:p>
          </table:table-cell>
          <table:table-cell table:style-name="ce14" office:value-type="string">
            <text:p>0,004-0,009</text:p>
          </table:table-cell>
          <table:table-cell table:style-name="ce14" office:value-type="string">
            <text:p>0,027-0,036</text:p>
          </table:table-cell>
          <table:table-cell table:style-name="ce14" office:value-type="string">
            <text:p>0,75-0,94</text:p>
          </table:table-cell>
          <table:table-cell table:style-name="ce14" office:value-type="string">
            <text:p>0,04-0,15</text:p>
          </table:table-cell>
          <table:table-cell table:style-name="ce14" office:value-type="string">
            <text:p>1,2-2</text:p>
          </table:table-cell>
          <table:table-cell/>
        </table:table-row>
        <table:table-row table:style-name="ro1">
          <table:table-cell office:value-type="string">
            <text:p>parametersI.dat</text:p>
          </table:table-cell>
          <table:table-cell office:value-type="string">
            <text:p>0,0004-0,0007</text:p>
          </table:table-cell>
          <table:table-cell office:value-type="string">
            <text:p>1,1-1,4</text:p>
          </table:table-cell>
          <table:table-cell office:value-type="string">
            <text:p>0,28-0,65</text:p>
          </table:table-cell>
          <table:table-cell office:value-type="string">
            <text:p>-0,09-0,01</text:p>
          </table:table-cell>
          <table:table-cell office:value-type="string">
            <text:p>0,3-2,2</text:p>
          </table:table-cell>
          <table:table-cell office:value-type="string">
            <text:p>0,001-0,006</text:p>
          </table:table-cell>
          <table:table-cell office:value-type="string">
            <text:p>0,24-0,6</text:p>
          </table:table-cell>
          <table:table-cell office:value-type="string">
            <text:p>0,01-0,03</text:p>
          </table:table-cell>
          <table:table-cell office:value-type="string">
            <text:p>0,01-0,02</text:p>
          </table:table-cell>
          <table:table-cell table:style-name="ce17" office:value-type="string">
            <text:p>0,6-0,8</text:p>
          </table:table-cell>
          <table:table-cell office:value-type="string">
            <text:p>0,24-0,26</text:p>
          </table:table-cell>
          <table:table-cell office:value-type="string">
            <text:p>3-5</text:p>
          </table:table-cell>
          <table:table-cell/>
        </table:table-row>
        <table:table-row table:style-name="ro1">
          <table:table-cell table:style-name="ce5" office:value-type="string">
            <text:p>parametersJ.dat</text:p>
          </table:table-cell>
          <table:table-cell table:style-name="ce13" office:value-type="string">
            <text:p>0,0006-0,0008</text:p>
          </table:table-cell>
          <table:table-cell table:style-name="ce13" office:value-type="string">
            <text:p>1,26-1,35</text:p>
          </table:table-cell>
          <table:table-cell table:style-name="ce13" office:value-type="string">
            <text:p>0,02</text:p>
          </table:table-cell>
          <table:table-cell table:style-name="ce13" office:value-type="string">
            <text:p>-0,02--0,005</text:p>
          </table:table-cell>
          <table:table-cell table:style-name="ce13" office:value-type="string">
            <text:p>0,7-0,1</text:p>
          </table:table-cell>
          <table:table-cell table:style-name="ce13" office:value-type="string">
            <text:p>0,001-0,002</text:p>
          </table:table-cell>
          <table:table-cell table:style-name="ce13" office:value-type="string">
            <text:p>0,2</text:p>
          </table:table-cell>
          <table:table-cell table:style-name="ce13" office:value-type="string">
            <text:p>0,01</text:p>
          </table:table-cell>
          <table:table-cell table:style-name="ce13" office:value-type="string">
            <text:p>0,02</text:p>
          </table:table-cell>
          <table:table-cell table:style-name="ce13" office:value-type="string">
            <text:p>0,82</text:p>
          </table:table-cell>
          <table:table-cell table:style-name="ce13" office:value-type="string">
            <text:p>0,23-0,28</text:p>
          </table:table-cell>
          <table:table-cell table:style-name="ce13" office:value-type="string">
            <text:p>2,5-3,3</text:p>
          </table:table-cell>
          <table:table-cell/>
        </table:table-row>
        <table:table-row table:style-name="ro1">
          <table:table-cell table:style-name="ce4" office:value-type="string">
            <text:p>parametersK.dat</text:p>
          </table:table-cell>
          <table:table-cell table:style-name="ce11" office:value-type="string">
            <text:p>0,0015-0,0045</text:p>
          </table:table-cell>
          <table:table-cell table:style-name="ce11" office:value-type="string">
            <text:p>0,3-0,6</text:p>
          </table:table-cell>
          <table:table-cell table:style-name="ce11" office:value-type="string">
            <text:p>0,08-0,3</text:p>
          </table:table-cell>
          <table:table-cell table:style-name="ce11" office:value-type="string">
            <text:p>-0,02-0,01</text:p>
          </table:table-cell>
          <table:table-cell table:style-name="ce11" office:value-type="string">
            <text:p>0,08-0,4</text:p>
          </table:table-cell>
          <table:table-cell table:style-name="ce11" office:value-type="string">
            <text:p>0,0003-0,0006</text:p>
          </table:table-cell>
          <table:table-cell table:style-name="ce11" office:value-type="string">
            <text:p>0,07-0,2</text:p>
          </table:table-cell>
          <table:table-cell table:style-name="ce11" office:value-type="string">
            <text:p>0,005-0,01</text:p>
          </table:table-cell>
          <table:table-cell table:style-name="ce11" office:value-type="string">
            <text:p>0,023-0,038</text:p>
          </table:table-cell>
          <table:table-cell table:style-name="ce11" office:value-type="string">
            <text:p>0,06-0,09</text:p>
          </table:table-cell>
          <table:table-cell table:style-name="ce11" office:value-type="string">
            <text:p>0,03-0,15</text:p>
          </table:table-cell>
          <table:table-cell table:style-name="ce11" office:value-type="string">
            <text:p>1,2-3,74</text:p>
          </table:table-cell>
          <table:table-cell/>
        </table:table-row>
        <table:table-row table:style-name="ro1">
          <table:table-cell office:value-type="string">
            <text:p>parametersL.dat</text:p>
          </table:table-cell>
          <table:table-cell office:value-type="string">
            <text:p>0,0004-0,0008</text:p>
          </table:table-cell>
          <table:table-cell office:value-type="string">
            <text:p>1,3-1,8</text:p>
          </table:table-cell>
          <table:table-cell office:value-type="string">
            <text:p>0,2-0,5</text:p>
          </table:table-cell>
          <table:table-cell office:value-type="string">
            <text:p>0,006-0,05</text:p>
          </table:table-cell>
          <table:table-cell office:value-type="string">
            <text:p>0,1-1,2</text:p>
          </table:table-cell>
          <table:table-cell office:value-type="string">
            <text:p>0,002-0,0045</text:p>
          </table:table-cell>
          <table:table-cell office:value-type="string">
            <text:p>0,17-0,41</text:p>
          </table:table-cell>
          <table:table-cell office:value-type="string">
            <text:p>0,011-0,03</text:p>
          </table:table-cell>
          <table:table-cell office:value-type="string">
            <text:p>0,015-0,02</text:p>
          </table:table-cell>
          <table:table-cell office:value-type="string">
            <text:p>0,5-0,7</text:p>
          </table:table-cell>
          <table:table-cell office:value-type="string">
            <text:p>0,2-0,25</text:p>
          </table:table-cell>
          <table:table-cell office:value-type="string">
            <text:p>3-5</text:p>
          </table:table-cell>
          <table:table-cell/>
        </table:table-row>
        <table:table-row table:style-name="ro1">
          <table:table-cell office:value-type="string">
            <text:p>parametersLi.dat</text:p>
          </table:table-cell>
          <table:table-cell office:value-type="string">
            <text:p>0,0004-0,0007</text:p>
          </table:table-cell>
          <table:table-cell table:style-name="ce12" office:value-type="string">
            <text:p>0,6-2,5</text:p>
          </table:table-cell>
          <table:table-cell office:value-type="string">
            <text:p>0,3-0,45</text:p>
          </table:table-cell>
          <table:table-cell office:value-type="string">
            <text:p>-0,11-0,05</text:p>
          </table:table-cell>
          <table:table-cell office:value-type="string">
            <text:p>0,06-2,4</text:p>
          </table:table-cell>
          <table:table-cell office:value-type="string">
            <text:p>0,002-0,003</text:p>
          </table:table-cell>
          <table:table-cell office:value-type="string">
            <text:p>0,2-0,4</text:p>
          </table:table-cell>
          <table:table-cell office:value-type="string">
            <text:p>0,01-0,02</text:p>
          </table:table-cell>
          <table:table-cell office:value-type="string">
            <text:p>0,015-0,025</text:p>
          </table:table-cell>
          <table:table-cell office:value-type="string">
            <text:p>0,52-1</text:p>
          </table:table-cell>
          <table:table-cell office:value-type="string">
            <text:p>0,21-0,25</text:p>
          </table:table-cell>
          <table:table-cell office:value-type="string">
            <text:p>2,1-5,5</text:p>
          </table:table-cell>
          <table:table-cell/>
        </table:table-row>
        <table:table-row table:style-name="ro1">
          <table:table-cell office:value-type="string">
            <text:p>parametersM.dat</text:p>
          </table:table-cell>
          <table:table-cell office:value-type="string">
            <text:p>0,0001-0,0006</text:p>
          </table:table-cell>
          <table:table-cell office:value-type="string">
            <text:p>1,4-2,6</text:p>
          </table:table-cell>
          <table:table-cell office:value-type="string">
            <text:p>0,16-0,5</text:p>
          </table:table-cell>
          <table:table-cell office:value-type="string">
            <text:p>-0,06-0,08</text:p>
          </table:table-cell>
          <table:table-cell office:value-type="string">
            <text:p>0,04-1,7</text:p>
          </table:table-cell>
          <table:table-cell office:value-type="string">
            <text:p>0,0005-0,044</text:p>
          </table:table-cell>
          <table:table-cell office:value-type="string">
            <text:p>0,125-0,4</text:p>
          </table:table-cell>
          <table:table-cell office:value-type="string">
            <text:p>0,005-0,03</text:p>
          </table:table-cell>
          <table:table-cell office:value-type="string">
            <text:p>0,015-0,03</text:p>
          </table:table-cell>
          <table:table-cell table:style-name="ce17" office:value-type="string">
            <text:p>0,6-1</text:p>
          </table:table-cell>
          <table:table-cell office:value-type="string">
            <text:p>0,2-0,3</text:p>
          </table:table-cell>
          <table:table-cell office:value-type="string">
            <text:p>2-4,5</text:p>
          </table:table-cell>
          <table:table-cell/>
        </table:table-row>
        <table:table-row table:style-name="ro1">
          <table:table-cell office:value-type="string">
            <text:p>parametersN.dat</text:p>
          </table:table-cell>
          <table:table-cell office:value-type="string">
            <text:p>0,00015</text:p>
          </table:table-cell>
          <table:table-cell office:value-type="string">
            <text:p>1,4-2,6</text:p>
          </table:table-cell>
          <table:table-cell office:value-type="string">
            <text:p>0,4-0,6</text:p>
          </table:table-cell>
          <table:table-cell office:value-type="string">
            <text:p>-0,01-0,08</text:p>
          </table:table-cell>
          <table:table-cell office:value-type="string">
            <text:p>0,07-1,8</text:p>
          </table:table-cell>
          <table:table-cell office:value-type="string">
            <text:p>0,001-0,004</text:p>
          </table:table-cell>
          <table:table-cell office:value-type="string">
            <text:p>0,3-0,4</text:p>
          </table:table-cell>
          <table:table-cell office:value-type="string">
            <text:p>0,015-0,023</text:p>
          </table:table-cell>
          <table:table-cell office:value-type="string">
            <text:p>0,014-0,024</text:p>
          </table:table-cell>
          <table:table-cell office:value-type="string">
            <text:p>0,5-0,9</text:p>
          </table:table-cell>
          <table:table-cell office:value-type="string">
            <text:p>0,22-0,3</text:p>
          </table:table-cell>
          <table:table-cell office:value-type="string">
            <text:p>2-6,5</text:p>
          </table:table-cell>
          <table:table-cell/>
        </table:table-row>
        <table:table-row table:style-name="ro1">
          <table:table-cell table:style-name="ce1" office:value-type="string">
            <text:p>parametersO.dat</text:p>
          </table:table-cell>
          <table:table-cell table:style-name="ce8" office:value-type="string">
            <text:p>0,0004-0,0013</text:p>
          </table:table-cell>
          <table:table-cell table:style-name="ce8" office:value-type="string">
            <text:p>0,6-1,2</text:p>
          </table:table-cell>
          <table:table-cell table:style-name="ce8" office:value-type="string">
            <text:p>0,42-0,9</text:p>
          </table:table-cell>
          <table:table-cell table:style-name="ce8" office:value-type="string">
            <text:p>-0,2-0,02</text:p>
          </table:table-cell>
          <table:table-cell table:style-name="ce8" office:value-type="string">
            <text:p>0,18-6</text:p>
          </table:table-cell>
          <table:table-cell table:style-name="ce8" office:value-type="string">
            <text:p>0,0025-0,007</text:p>
          </table:table-cell>
          <table:table-cell table:style-name="ce8" office:value-type="string">
            <text:p>0,35-0,8</text:p>
          </table:table-cell>
          <table:table-cell table:style-name="ce8" office:value-type="string">
            <text:p>0,02-0,04</text:p>
          </table:table-cell>
          <table:table-cell table:style-name="ce8" office:value-type="string">
            <text:p>0,012-0,017</text:p>
          </table:table-cell>
          <table:table-cell table:style-name="ce8" office:value-type="string">
            <text:p>0,34-0,55</text:p>
          </table:table-cell>
          <table:table-cell table:style-name="ce8" office:value-type="string">
            <text:p>0,15-0,25</text:p>
          </table:table-cell>
          <table:table-cell table:style-name="ce8" office:value-type="string">
            <text:p>4,2-8,5</text:p>
          </table:table-cell>
          <table:table-cell/>
        </table:table-row>
        <table:table-row table:style-name="ro1">
          <table:table-cell office:value-type="string">
            <text:p>parametersP.dat</text:p>
          </table:table-cell>
          <table:table-cell office:value-type="string">
            <text:p>0,0006-0,0008</text:p>
          </table:table-cell>
          <table:table-cell office:value-type="string">
            <text:p>1-1,15</text:p>
          </table:table-cell>
          <table:table-cell office:value-type="string">
            <text:p>0,11-0,5</text:p>
          </table:table-cell>
          <table:table-cell office:value-type="string">
            <text:p>-0,02-0,04</text:p>
          </table:table-cell>
          <table:table-cell office:value-type="string">
            <text:p>0,5-0,97</text:p>
          </table:table-cell>
          <table:table-cell office:value-type="string">
            <text:p>0,001-0,004</text:p>
          </table:table-cell>
          <table:table-cell office:value-type="string">
            <text:p>0,1-0,5</text:p>
          </table:table-cell>
          <table:table-cell office:value-type="string">
            <text:p>0,007-0,025</text:p>
          </table:table-cell>
          <table:table-cell office:value-type="string">
            <text:p>0,012-0,024</text:p>
          </table:table-cell>
          <table:table-cell office:value-type="string">
            <text:p>0,4-0,75</text:p>
          </table:table-cell>
          <table:table-cell office:value-type="string">
            <text:p>0,18</text:p>
          </table:table-cell>
          <table:table-cell office:value-type="string">
            <text:p>2,6-8,9</text:p>
          </table:table-cell>
          <table:table-cell/>
        </table:table-row>
        <table:table-row table:style-name="ro1">
          <table:table-cell office:value-type="string">
            <text:p>parametersR.dat</text:p>
          </table:table-cell>
          <table:table-cell office:value-type="string">
            <text:p>0,0005-0,003</text:p>
          </table:table-cell>
          <table:table-cell office:value-type="string">
            <text:p>1,1-2,14</text:p>
          </table:table-cell>
          <table:table-cell office:value-type="string">
            <text:p>0,14-0,35</text:p>
          </table:table-cell>
          <table:table-cell office:value-type="string">
            <text:p>-0,03-0,08</text:p>
          </table:table-cell>
          <table:table-cell office:value-type="string">
            <text:p>0,08-1,6</text:p>
          </table:table-cell>
          <table:table-cell office:value-type="string">
            <text:p>0,001-0,002</text:p>
          </table:table-cell>
          <table:table-cell office:value-type="string">
            <text:p>0,13-0,28</text:p>
          </table:table-cell>
          <table:table-cell office:value-type="string">
            <text:p>0,007-0,013</text:p>
          </table:table-cell>
          <table:table-cell office:value-type="string">
            <text:p>0,02-0,022</text:p>
          </table:table-cell>
          <table:table-cell table:style-name="ce17" office:value-type="string">
            <text:p>0,6-0,93</text:p>
          </table:table-cell>
          <table:table-cell office:value-type="string">
            <text:p>0,17-0,3</text:p>
          </table:table-cell>
          <table:table-cell office:value-type="string">
            <text:p>2,5-3,8</text:p>
          </table:table-cell>
          <table:table-cell/>
        </table:table-row>
        <table:table-row table:style-name="ro1">
          <table:table-cell table:style-name="ce3" office:value-type="string">
            <text:p>parametersS.dat</text:p>
          </table:table-cell>
          <table:table-cell table:style-name="ce10" office:value-type="string">
            <text:p>0,0035-0,006</text:p>
          </table:table-cell>
          <table:table-cell table:style-name="ce10" office:value-type="string">
            <text:p>0,8-1,5</text:p>
          </table:table-cell>
          <table:table-cell table:style-name="ce10" office:value-type="string">
            <text:p>0,04-0,11</text:p>
          </table:table-cell>
          <table:table-cell table:style-name="ce10" office:value-type="string">
            <text:p>-0,02-0,03</text:p>
          </table:table-cell>
          <table:table-cell table:style-name="ce10" office:value-type="string">
            <text:p>0,03-0,7</text:p>
          </table:table-cell>
          <table:table-cell table:style-name="ce10" office:value-type="string">
            <text:p>0,0003-0,001</text:p>
          </table:table-cell>
          <table:table-cell table:style-name="ce10" office:value-type="string">
            <text:p>0,04-0,08</text:p>
          </table:table-cell>
          <table:table-cell table:style-name="ce10" office:value-type="string">
            <text:p>0,006-0,01</text:p>
          </table:table-cell>
          <table:table-cell table:style-name="ce10" office:value-type="string">
            <text:p>0,045-0,048</text:p>
          </table:table-cell>
          <table:table-cell table:style-name="ce10" office:value-type="string">
            <text:p>0,64-0,78</text:p>
          </table:table-cell>
          <table:table-cell table:style-name="ce10" office:value-type="string">
            <text:p>-0,12--0,07</text:p>
          </table:table-cell>
          <table:table-cell table:style-name="ce10" office:value-type="string">
            <text:p>0,42-0,74</text:p>
          </table:table-cell>
          <table:table-cell/>
        </table:table-row>
        <table:table-row table:style-name="ro1">
          <table:table-cell table:style-name="ce7" office:value-type="string">
            <text:p>parametersSi.dat</text:p>
          </table:table-cell>
          <table:table-cell table:style-name="ce15" office:value-type="string">
            <text:p>0,001-0,005</text:p>
          </table:table-cell>
          <table:table-cell table:style-name="ce15" office:value-type="string">
            <text:p>0,43-1,3</text:p>
          </table:table-cell>
          <table:table-cell table:style-name="ce15" office:value-type="string">
            <text:p>0,1-0,13</text:p>
          </table:table-cell>
          <table:table-cell table:style-name="ce15" office:value-type="string">
            <text:p>-0,038-0,05</text:p>
          </table:table-cell>
          <table:table-cell table:style-name="ce15" office:value-type="string">
            <text:p>0,3-1,5</text:p>
          </table:table-cell>
          <table:table-cell table:style-name="ce15" office:value-type="string">
            <text:p>0,0002-0,0009</text:p>
          </table:table-cell>
          <table:table-cell table:style-name="ce15" office:value-type="string">
            <text:p>0,085-0,12</text:p>
          </table:table-cell>
          <table:table-cell table:style-name="ce15" office:value-type="string">
            <text:p>0,01-0,016</text:p>
          </table:table-cell>
          <table:table-cell table:style-name="ce15" office:value-type="string">
            <text:p>0,037-0,043</text:p>
          </table:table-cell>
          <table:table-cell table:style-name="ce15" office:value-type="string">
            <text:p>0,58-0,73</text:p>
          </table:table-cell>
          <table:table-cell table:style-name="ce15" office:value-type="string">
            <text:p>-0,035-0,0000</text:p>
          </table:table-cell>
          <table:table-cell table:style-name="ce15" office:value-type="string">
            <text:p>0,85-1,19</text:p>
          </table:table-cell>
          <table:table-cell/>
        </table:table-row>
        <table:table-row table:style-name="ro1">
          <table:table-cell table:style-name="ce6" office:value-type="string">
            <text:p>parametersSZ.dat</text:p>
          </table:table-cell>
          <table:table-cell table:style-name="ce14" office:value-type="string">
            <text:p>0,003-0,007</text:p>
          </table:table-cell>
          <table:table-cell table:style-name="ce14" office:value-type="string">
            <text:p>0,6-1,5</text:p>
          </table:table-cell>
          <table:table-cell table:style-name="ce14" office:value-type="string">
            <text:p>0,26-0,47</text:p>
          </table:table-cell>
          <table:table-cell table:style-name="ce14" office:value-type="string">
            <text:p>-0,19-0,17</text:p>
          </table:table-cell>
          <table:table-cell table:style-name="ce14" office:value-type="string">
            <text:p>4,2-4,9</text:p>
          </table:table-cell>
          <table:table-cell table:style-name="ce14" office:value-type="string">
            <text:p>0,002-0,0036</text:p>
          </table:table-cell>
          <table:table-cell table:style-name="ce14" office:value-type="string">
            <text:p>0,23-0,39</text:p>
          </table:table-cell>
          <table:table-cell table:style-name="ce14" office:value-type="string">
            <text:p>0,03-0,045</text:p>
          </table:table-cell>
          <table:table-cell table:style-name="ce14" office:value-type="string">
            <text:p>0,031-0,036</text:p>
          </table:table-cell>
          <table:table-cell table:style-name="ce14" office:value-type="string">
            <text:p>0,5-0,8</text:p>
          </table:table-cell>
          <table:table-cell table:style-name="ce14" office:value-type="string">
            <text:p>-0,03-0,08</text:p>
          </table:table-cell>
          <table:table-cell table:style-name="ce14" office:value-type="string">
            <text:p>0,8-1,5</text:p>
          </table:table-cell>
          <table:table-cell/>
        </table:table-row>
        <table:table-row table:style-name="ro1">
          <table:table-cell table:style-name="ce4" office:value-type="string">
            <text:p>parametersT.dat</text:p>
          </table:table-cell>
          <table:table-cell table:style-name="ce11" office:value-type="string">
            <text:p>0,001-0,004</text:p>
          </table:table-cell>
          <table:table-cell table:style-name="ce11" office:value-type="string">
            <text:p>0,36-0,94</text:p>
          </table:table-cell>
          <table:table-cell table:style-name="ce11" office:value-type="string">
            <text:p>0,13-0,27</text:p>
          </table:table-cell>
          <table:table-cell table:style-name="ce11" office:value-type="string">
            <text:p>-0,03--0,0006</text:p>
          </table:table-cell>
          <table:table-cell table:style-name="ce11" office:value-type="string">
            <text:p>0,16-0,82</text:p>
          </table:table-cell>
          <table:table-cell table:style-name="ce11" office:value-type="string">
            <text:p>0,0004-0,0005</text:p>
          </table:table-cell>
          <table:table-cell table:style-name="ce11" office:value-type="string">
            <text:p>0,11-0,18</text:p>
          </table:table-cell>
          <table:table-cell table:style-name="ce11" office:value-type="string">
            <text:p>0,008-0,01</text:p>
          </table:table-cell>
          <table:table-cell table:style-name="ce11" office:value-type="string">
            <text:p>0,027-0,037</text:p>
          </table:table-cell>
          <table:table-cell table:style-name="ce11" office:value-type="string">
            <text:p>0,64-0,74</text:p>
          </table:table-cell>
          <table:table-cell table:style-name="ce11" office:value-type="string">
            <text:p>0,025-0,1</text:p>
          </table:table-cell>
          <table:table-cell table:style-name="ce11" office:value-type="string">
            <text:p>1,27-2,7</text:p>
          </table:table-cell>
          <table:table-cell/>
        </table:table-row>
        <table:table-row table:style-name="ro1">
          <table:table-cell office:value-type="string">
            <text:p>parametersU.dat</text:p>
          </table:table-cell>
          <table:table-cell office:value-type="string">
            <text:p>0,0004-0,0016</text:p>
          </table:table-cell>
          <table:table-cell table:style-name="ce12" office:value-type="string">
            <text:p>0,96-1,33</text:p>
          </table:table-cell>
          <table:table-cell office:value-type="string">
            <text:p>0,4-1</text:p>
          </table:table-cell>
          <table:table-cell office:value-type="string">
            <text:p>-0,07-0,08</text:p>
          </table:table-cell>
          <table:table-cell office:value-type="string">
            <text:p>0,04-1,7</text:p>
          </table:table-cell>
          <table:table-cell office:value-type="string">
            <text:p>0,003-0,017</text:p>
          </table:table-cell>
          <table:table-cell office:value-type="string">
            <text:p>0,4-0,8</text:p>
          </table:table-cell>
          <table:table-cell office:value-type="string">
            <text:p>0,018-0,05</text:p>
          </table:table-cell>
          <table:table-cell office:value-type="string">
            <text:p>0,009-0,027</text:p>
          </table:table-cell>
          <table:table-cell office:value-type="string">
            <text:p>0,3-0,9</text:p>
          </table:table-cell>
          <table:table-cell office:value-type="string">
            <text:p>0,2-0,26</text:p>
          </table:table-cell>
          <table:table-cell office:value-type="string">
            <text:p>2-13</text:p>
          </table:table-cell>
          <table:table-cell/>
        </table:table-row>
        <table:table-row table:style-name="ro1">
          <table:table-cell table:style-name="ce1" office:value-type="string">
            <text:p>parametersW.dat</text:p>
          </table:table-cell>
          <table:table-cell table:style-name="ce8" office:value-type="string">
            <text:p>0,0006-0,0009</text:p>
          </table:table-cell>
          <table:table-cell table:style-name="ce8" office:value-type="string">
            <text:p>1,34-1,8</text:p>
          </table:table-cell>
          <table:table-cell table:style-name="ce8" office:value-type="string">
            <text:p>0,5-0,6</text:p>
          </table:table-cell>
          <table:table-cell table:style-name="ce8" office:value-type="string">
            <text:p>0,01-0,06</text:p>
          </table:table-cell>
          <table:table-cell table:style-name="ce8" office:value-type="string">
            <text:p>0,25-1,6</text:p>
          </table:table-cell>
          <table:table-cell table:style-name="ce8" office:value-type="string">
            <text:p>0,0032</text:p>
          </table:table-cell>
          <table:table-cell table:style-name="ce8" office:value-type="string">
            <text:p>0,45</text:p>
          </table:table-cell>
          <table:table-cell table:style-name="ce8" office:value-type="string">
            <text:p>0,022</text:p>
          </table:table-cell>
          <table:table-cell table:style-name="ce8" office:value-type="string">
            <text:p>0,011-0,02</text:p>
          </table:table-cell>
          <table:table-cell table:style-name="ce8" office:value-type="string">
            <text:p>0,47-0,7</text:p>
          </table:table-cell>
          <table:table-cell table:style-name="ce8" office:value-type="string">
            <text:p>0,23-0,25</text:p>
          </table:table-cell>
          <table:table-cell table:style-name="ce8" office:value-type="string">
            <text:p>4-7,2</text:p>
          </table:table-cell>
          <table:table-cell/>
        </table:table-row>
        <table:table-row table:style-name="ro1">
          <table:table-cell office:value-type="string">
            <text:p>parametersY.dat</text:p>
          </table:table-cell>
          <table:table-cell office:value-type="string">
            <text:p>0,0003-0,0007</text:p>
          </table:table-cell>
          <table:table-cell office:value-type="string">
            <text:p>1,34-1,61</text:p>
          </table:table-cell>
          <table:table-cell office:value-type="string">
            <text:p>0,26-0,83</text:p>
          </table:table-cell>
          <table:table-cell office:value-type="string">
            <text:p>0-0,019</text:p>
          </table:table-cell>
          <table:table-cell office:value-type="string">
            <text:p>0,01-0,5</text:p>
          </table:table-cell>
          <table:table-cell office:value-type="string">
            <text:p>0,001-0,007</text:p>
          </table:table-cell>
          <table:table-cell office:value-type="string">
            <text:p>0,21-0,72</text:p>
          </table:table-cell>
          <table:table-cell office:value-type="string">
            <text:p>0,01-0,04</text:p>
          </table:table-cell>
          <table:table-cell office:value-type="string">
            <text:p>0,016-0,024</text:p>
          </table:table-cell>
          <table:table-cell office:value-type="string">
            <text:p>0,57-0,9</text:p>
          </table:table-cell>
          <table:table-cell office:value-type="string">
            <text:p>0,22-0,24</text:p>
          </table:table-cell>
          <table:table-cell office:value-type="string">
            <text:p>2,4-2,6</text:p>
          </table:table-cell>
          <table:table-cell/>
        </table:table-row>
        <table:table-row table:style-name="ro1">
          <table:table-cell office:value-type="string">
            <text:p>parametersZ.dat</text:p>
          </table:table-cell>
          <table:table-cell office:value-type="string">
            <text:p>0,00027-0,0009</text:p>
          </table:table-cell>
          <table:table-cell table:style-name="ce12" office:value-type="string">
            <text:p>0,83-1,4</text:p>
          </table:table-cell>
          <table:table-cell office:value-type="string">
            <text:p>0,14-0,63</text:p>
          </table:table-cell>
          <table:table-cell office:value-type="string">
            <text:p>-0,016-0,008</text:p>
          </table:table-cell>
          <table:table-cell office:value-type="string">
            <text:p>0,017-0,42</text:p>
          </table:table-cell>
          <table:table-cell office:value-type="string">
            <text:p>0,0008-0,003</text:p>
          </table:table-cell>
          <table:table-cell office:value-type="string">
            <text:p>0,14-0,53</text:p>
          </table:table-cell>
          <table:table-cell office:value-type="string">
            <text:p>0,009-0,03</text:p>
          </table:table-cell>
          <table:table-cell office:value-type="string">
            <text:p>0,017-0,034</text:p>
          </table:table-cell>
          <table:table-cell office:value-type="string">
            <text:p>0,48-0,93</text:p>
          </table:table-cell>
          <table:table-cell office:value-type="string">
            <text:p>0,018-0,19</text:p>
          </table:table-cell>
          <table:table-cell table:style-name="ce12" office:value-type="string">
            <text:p>1-5,6</text:p>
          </table:table-cell>
          <table:table-cell/>
        </table:table-row>
        <table:table-row table:style-name="ro1">
          <table:table-cell office:value-type="string">
            <text:p>parametersZy.dat</text:p>
          </table:table-cell>
          <table:table-cell office:value-type="string">
            <text:p>0,0007-0,0013</text:p>
          </table:table-cell>
          <table:table-cell office:value-type="string">
            <text:p>1,1-1,6</text:p>
          </table:table-cell>
          <table:table-cell office:value-type="string">
            <text:p>0,22-0,33</text:p>
          </table:table-cell>
          <table:table-cell office:value-type="string">
            <text:p>-0,007-0,02</text:p>
          </table:table-cell>
          <table:table-cell office:value-type="string">
            <text:p>0,17-0,63</text:p>
          </table:table-cell>
          <table:table-cell office:value-type="string">
            <text:p>0,0017-0,0032</text:p>
          </table:table-cell>
          <table:table-cell office:value-type="string">
            <text:p>0,17-0,32</text:p>
          </table:table-cell>
          <table:table-cell office:value-type="string">
            <text:p>0,008-0,2</text:p>
          </table:table-cell>
          <table:table-cell office:value-type="string">
            <text:p>0,021-0,023</text:p>
          </table:table-cell>
          <table:table-cell table:style-name="ce17" office:value-type="string">
            <text:p>0,66-0,84</text:p>
          </table:table-cell>
          <table:table-cell office:value-type="string">
            <text:p>0,14-0,26</text:p>
          </table:table-cell>
          <table:table-cell office:value-type="string">
            <text:p>2,6-2,7</text:p>
          </table:table-cell>
          <table:table-cell/>
        </table:table-row>
        <table:table-row table:style-name="ro1">
          <table:table-cell table:style-name="ce6" office:value-type="string">
            <text:p>parametersZi.dat</text:p>
          </table:table-cell>
          <table:table-cell table:style-name="ce14" office:value-type="string">
            <text:p>0,0004-0,001</text:p>
          </table:table-cell>
          <table:table-cell table:style-name="ce14" office:value-type="string">
            <text:p>1,1-1,3</text:p>
          </table:table-cell>
          <table:table-cell table:style-name="ce14" office:value-type="string">
            <text:p>0,14-0,22</text:p>
          </table:table-cell>
          <table:table-cell table:style-name="ce14" office:value-type="string">
            <text:p>-0,006-0,02</text:p>
          </table:table-cell>
          <table:table-cell table:style-name="ce14" office:value-type="string">
            <text:p>0,14-0,58</text:p>
          </table:table-cell>
          <table:table-cell table:style-name="ce14" office:value-type="string">
            <text:p>0,0007-0,002</text:p>
          </table:table-cell>
          <table:table-cell table:style-name="ce14" office:value-type="string">
            <text:p>0,12-0,2</text:p>
          </table:table-cell>
          <table:table-cell table:style-name="ce14" office:value-type="string">
            <text:p>0,011-0,018</text:p>
          </table:table-cell>
          <table:table-cell table:style-name="ce14" office:value-type="string">
            <text:p>0,028-0,032</text:p>
          </table:table-cell>
          <table:table-cell table:style-name="ce14" office:value-type="string">
            <text:p>0,82-0,83</text:p>
          </table:table-cell>
          <table:table-cell table:style-name="ce14" office:value-type="string">
            <text:p>0,06-0,13</text:p>
          </table:table-cell>
          <table:table-cell table:style-name="ce14" office:value-type="string">
            <text:p>1,5-2,2</text:p>
          </table:table-cell>
          <table:table-cell/>
        </table:table-row>
      </table:table>
      <table:table table:name="Arkusz2" table:style-name="ta1">
        <table:table-column table:style-name="co1" table:default-cell-style-name="ce27"/>
        <table:table-column table:style-name="co2" table:number-columns-repeated="2" table:default-cell-style-name="ce29"/>
        <table:table-column table:style-name="co2" table:number-columns-repeated="5" table:default-cell-style-name="ce30"/>
        <table:table-column table:style-name="co2" table:number-columns-repeated="5" table:default-cell-style-name="ce29"/>
        <table:table-column table:style-name="co3" table:default-cell-style-name="ce30"/>
        <table:table-row table:style-name="ro1">
          <table:table-cell/>
          <table:table-cell table:style-name="ce28" office:value-type="string">
            <text:p>zero cross</text:p>
          </table:table-cell>
          <table:table-cell table:style-name="ce28" office:value-type="string">
            <text:p>maxp/maxm</text:p>
          </table:table-cell>
          <table:table-cell table:style-name="ce27" office:value-type="string">
            <text:p>max</text:p>
          </table:table-cell>
          <table:table-cell table:style-name="ce27" office:value-type="string">
            <text:p>avg</text:p>
          </table:table-cell>
          <table:table-cell table:style-name="ce27" office:value-type="string">
            <text:p>STD</text:p>
          </table:table-cell>
          <table:table-cell table:style-name="ce27" office:value-type="string">
            <text:p>energy</text:p>
          </table:table-cell>
          <table:table-cell table:style-name="ce27" office:value-type="string">
            <text:p>Maxp-maxm</text:p>
          </table:table-cell>
          <table:table-cell table:style-name="ce28" office:value-type="string">
            <text:p>sm0</text:p>
          </table:table-cell>
          <table:table-cell table:style-name="ce28" office:value-type="string">
            <text:p>nm1</text:p>
          </table:table-cell>
          <table:table-cell table:style-name="ce28" office:value-type="string">
            <text:p>cm1</text:p>
          </table:table-cell>
          <table:table-cell table:style-name="ce28" office:value-type="string">
            <text:p>cm2</text:p>
          </table:table-cell>
          <table:table-cell table:style-name="ce28" office:value-type="string">
            <text:p>powl/powh</text:p>
          </table:table-cell>
          <table:table-cell table:style-name="ce27"/>
        </table:table-row>
        <table:table-row table:style-name="ro1">
          <table:table-cell office:value-type="string">
            <text:p>parametersA.dat</text:p>
          </table:table-cell>
          <table:table-cell office:value-type="string">
            <text:p>0.0005-0.0025</text:p>
          </table:table-cell>
          <table:table-cell office:value-type="string">
            <text:p>0.85-1.5</text:p>
          </table:table-cell>
          <table:table-cell office:value-type="string">
            <text:p>0.3-1</text:p>
          </table:table-cell>
          <table:table-cell office:value-type="string">
            <text:p>-0,04-0,08</text:p>
          </table:table-cell>
          <table:table-cell office:value-type="string">
            <text:p>0,03-1,9</text:p>
          </table:table-cell>
          <table:table-cell office:value-type="string">
            <text:p>0,001-0,009</text:p>
          </table:table-cell>
          <table:table-cell office:value-type="string">
            <text:p>0,23-1</text:p>
          </table:table-cell>
          <table:table-cell office:value-type="string">
            <text:p>0,01-0,07</text:p>
          </table:table-cell>
          <table:table-cell office:value-type="string">
            <text:p>0,01-0,02</text:p>
          </table:table-cell>
          <table:table-cell office:value-type="string">
            <text:p>0,36-0,76</text:p>
          </table:table-cell>
          <table:table-cell office:value-type="string">
            <text:p>0,15-0,25</text:p>
          </table:table-cell>
          <table:table-cell office:value-type="string">
            <text:p>4,5-7,5</text:p>
          </table:table-cell>
          <table:table-cell office:value-type="string">
            <text:p>powl/powh niskie</text:p>
          </table:table-cell>
        </table:table-row>
        <table:table-row table:style-name="ro1">
          <table:table-cell office:value-type="string">
            <text:p>parametersB.dat</text:p>
          </table:table-cell>
          <table:table-cell office:value-type="float" office:value="0.001">
            <text:p>0,001</text:p>
          </table:table-cell>
          <table:table-cell office:value-type="string">
            <text:p>1,1-1,4</text:p>
          </table:table-cell>
          <table:table-cell office:value-type="string">
            <text:p>0,8-1</text:p>
          </table:table-cell>
          <table:table-cell office:value-type="string">
            <text:p>-0,05-0,05</text:p>
          </table:table-cell>
          <table:table-cell office:value-type="string">
            <text:p>1,2-1,5</text:p>
          </table:table-cell>
          <table:table-cell office:value-type="float" office:value="0.005">
            <text:p>0,005</text:p>
          </table:table-cell>
          <table:table-cell office:value-type="string">
            <text:p>0,66-0,95</text:p>
          </table:table-cell>
          <table:table-cell office:value-type="float" office:value="0.03">
            <text:p>0,03</text:p>
          </table:table-cell>
          <table:table-cell office:value-type="float" office:value="0.01">
            <text:p>0,01</text:p>
          </table:table-cell>
          <table:table-cell office:value-type="string">
            <text:p>0,33-0,39</text:p>
          </table:table-cell>
          <table:table-cell office:value-type="string">
            <text:p>0,15-0,25</text:p>
          </table:table-cell>
          <table:table-cell office:value-type="string">
            <text:p>6-10</text:p>
          </table:table-cell>
          <table:table-cell office:value-type="string">
            <text:p>maxp/max niskie</text:p>
          </table:table-cell>
        </table:table-row>
        <table:table-row table:style-name="ro1">
          <table:table-cell office:value-type="string">
            <text:p>parametersC.dat</text:p>
          </table:table-cell>
          <table:table-cell office:value-type="string">
            <text:p>0,004-0,01</text:p>
          </table:table-cell>
          <table:table-cell office:value-type="string">
            <text:p>0,7-1,1</text:p>
          </table:table-cell>
          <table:table-cell office:value-type="string">
            <text:p>0,05-0,08</text:p>
          </table:table-cell>
          <table:table-cell office:value-type="string">
            <text:p>0-0,01</text:p>
          </table:table-cell>
          <table:table-cell office:value-type="string">
            <text:p>0,17-0,32</text:p>
          </table:table-cell>
          <table:table-cell office:value-type="string">
            <text:p>0,0003-0,0006</text:p>
          </table:table-cell>
          <table:table-cell office:value-type="string">
            <text:p>0,04-0,08</text:p>
          </table:table-cell>
          <table:table-cell office:value-type="string">
            <text:p>0,006-0,01</text:p>
          </table:table-cell>
          <table:table-cell office:value-type="float" office:value="0.04">
            <text:p>0,04</text:p>
          </table:table-cell>
          <table:table-cell office:value-type="string">
            <text:p>0,4-0,8</text:p>
          </table:table-cell>
          <table:table-cell office:value-type="string">
            <text:p>-0,6--0,1</text:p>
          </table:table-cell>
          <table:table-cell office:value-type="string">
            <text:p>0,34-0,54</text:p>
          </table:table-cell>
          <table:table-cell office:value-type="string">
            <text:p>B – inne</text:p>
          </table:table-cell>
        </table:table-row>
        <table:table-row table:style-name="ro1">
          <table:table-cell office:value-type="string">
            <text:p>parametersCi.dat</text:p>
          </table:table-cell>
          <table:table-cell office:value-type="string">
            <text:p>0,005-0,006</text:p>
          </table:table-cell>
          <table:table-cell office:value-type="string">
            <text:p>0,4-0,8</text:p>
          </table:table-cell>
          <table:table-cell office:value-type="float" office:value="0.2">
            <text:p>0,2</text:p>
          </table:table-cell>
          <table:table-cell office:value-type="string">
            <text:p>-0,01-0,01</text:p>
          </table:table-cell>
          <table:table-cell office:value-type="string">
            <text:p>0,34-0,44</text:p>
          </table:table-cell>
          <table:table-cell office:value-type="string">
            <text:p>0,0006-0,001</text:p>
          </table:table-cell>
          <table:table-cell office:value-type="string">
            <text:p>0,13-0,2</text:p>
          </table:table-cell>
          <table:table-cell office:value-type="string">
            <text:p>0,013-0,017</text:p>
          </table:table-cell>
          <table:table-cell office:value-type="float" office:value="0.0415">
            <text:p>0,0415</text:p>
          </table:table-cell>
          <table:table-cell office:value-type="float" office:value="0.55">
            <text:p>0,55</text:p>
          </table:table-cell>
          <table:table-cell office:value-type="float" office:value="-0.03">
            <text:p>-0,03</text:p>
          </table:table-cell>
          <table:table-cell office:value-type="string">
            <text:p>0,8-1</text:p>
          </table:table-cell>
          <table:table-cell office:value-type="string">
            <text:p>Ś </text:p>
          </table:table-cell>
        </table:table-row>
        <table:table-row table:style-name="ro1">
          <table:table-cell office:value-type="string">
            <text:p>parametersCZ.dat</text:p>
          </table:table-cell>
          <table:table-cell office:value-type="string">
            <text:p>0,004-0,0065</text:p>
          </table:table-cell>
          <table:table-cell office:value-type="string">
            <text:p>0,5-0,7</text:p>
          </table:table-cell>
          <table:table-cell office:value-type="string">
            <text:p>0,2-0,35</text:p>
          </table:table-cell>
          <table:table-cell office:value-type="string">
            <text:p>-0,02-0,003</text:p>
          </table:table-cell>
          <table:table-cell office:value-type="string">
            <text:p>0,08-0,56</text:p>
          </table:table-cell>
          <table:table-cell office:value-type="string">
            <text:p>0,0008</text:p>
          </table:table-cell>
          <table:table-cell office:value-type="string">
            <text:p>0,15-0,3</text:p>
          </table:table-cell>
          <table:table-cell office:value-type="string">
            <text:p>0,14-0,21</text:p>
          </table:table-cell>
          <table:table-cell office:value-type="string">
            <text:p>0,035</text:p>
          </table:table-cell>
          <table:table-cell office:value-type="string">
            <text:p>0,5-0,65</text:p>
          </table:table-cell>
          <table:table-cell office:value-type="string">
            <text:p>0,003-0,04</text:p>
          </table:table-cell>
          <table:table-cell office:value-type="string">
            <text:p>1-1,5</text:p>
          </table:table-cell>
          <table:table-cell office:value-type="string">
            <text:p>wysokie powl/powh</text:p>
          </table:table-cell>
        </table:table-row>
        <table:table-row table:style-name="ro1">
          <table:table-cell office:value-type="string">
            <text:p>parametersD.dat</text:p>
          </table:table-cell>
          <table:table-cell office:value-type="string">
            <text:p>0,004-0,005</text:p>
          </table:table-cell>
          <table:table-cell office:value-type="string">
            <text:p>0,9-1,9</text:p>
          </table:table-cell>
          <table:table-cell office:value-type="string">
            <text:p>0,2-0,5</text:p>
          </table:table-cell>
          <table:table-cell office:value-type="string">
            <text:p>-0,4-0,25</text:p>
          </table:table-cell>
          <table:table-cell office:value-type="string">
            <text:p>0,4-0,85</text:p>
          </table:table-cell>
          <table:table-cell office:value-type="string">
            <text:p>0,0009-0,02</text:p>
          </table:table-cell>
          <table:table-cell office:value-type="string">
            <text:p>0,2-0,4</text:p>
          </table:table-cell>
          <table:table-cell office:value-type="string">
            <text:p>0,013-0,019</text:p>
          </table:table-cell>
          <table:table-cell office:value-type="string">
            <text:p>0,016-0,03</text:p>
          </table:table-cell>
          <table:table-cell office:value-type="string">
            <text:p>0,6-0,9</text:p>
          </table:table-cell>
          <table:table-cell office:value-type="string">
            <text:p>0,1-0,25</text:p>
          </table:table-cell>
          <table:table-cell office:value-type="string">
            <text:p>1,7-4,55</text:p>
          </table:table-cell>
          <table:table-cell office:value-type="string">
            <text:p>niskie cm2</text:p>
          </table:table-cell>
        </table:table-row>
        <table:table-row table:style-name="ro1">
          <table:table-cell office:value-type="string">
            <text:p>parametersDz.dat</text:p>
          </table:table-cell>
          <table:table-cell office:value-type="string">
            <text:p>0,0006-0,0009</text:p>
          </table:table-cell>
          <table:table-cell office:value-type="string">
            <text:p>1-1,8</text:p>
          </table:table-cell>
          <table:table-cell office:value-type="string">
            <text:p>0,1-0,3</text:p>
          </table:table-cell>
          <table:table-cell office:value-type="string">
            <text:p>-0,03-0,12</text:p>
          </table:table-cell>
          <table:table-cell office:value-type="string">
            <text:p>0,17-2,1</text:p>
          </table:table-cell>
          <table:table-cell office:value-type="string">
            <text:p>0,0008-0,0025</text:p>
          </table:table-cell>
          <table:table-cell office:value-type="string">
            <text:p>0,1-0,25</text:p>
          </table:table-cell>
          <table:table-cell office:value-type="string">
            <text:p>0,008-0,015</text:p>
          </table:table-cell>
          <table:table-cell office:value-type="string">
            <text:p>0,02-0,04</text:p>
          </table:table-cell>
          <table:table-cell office:value-type="string">
            <text:p>0,8-1</text:p>
          </table:table-cell>
          <table:table-cell office:value-type="string">
            <text:p>0,08-0,22</text:p>
          </table:table-cell>
          <table:table-cell office:value-type="string">
            <text:p>1,3-2,75</text:p>
          </table:table-cell>
          <table:table-cell office:value-type="string">
            <text:p>wysokie cm1</text:p>
          </table:table-cell>
        </table:table-row>
        <table:table-row table:style-name="ro1">
          <table:table-cell office:value-type="string">
            <text:p>parametersE.dat</text:p>
          </table:table-cell>
          <table:table-cell office:value-type="string">
            <text:p>0,0007-0,0015</text:p>
          </table:table-cell>
          <table:table-cell office:value-type="string">
            <text:p>1-1,5</text:p>
          </table:table-cell>
          <table:table-cell office:value-type="string">
            <text:p>0,4-0,85</text:p>
          </table:table-cell>
          <table:table-cell office:value-type="string">
            <text:p>-0,03-0,05</text:p>
          </table:table-cell>
          <table:table-cell office:value-type="string">
            <text:p>0,2-1,2</text:p>
          </table:table-cell>
          <table:table-cell office:value-type="string">
            <text:p>0,003-0,008</text:p>
          </table:table-cell>
          <table:table-cell office:value-type="string">
            <text:p>0,37-0,72</text:p>
          </table:table-cell>
          <table:table-cell office:value-type="string">
            <text:p>0,018-0,053</text:p>
          </table:table-cell>
          <table:table-cell office:value-type="string">
            <text:p>0,01-0,02</text:p>
          </table:table-cell>
          <table:table-cell office:value-type="string">
            <text:p>0,3-0,8</text:p>
          </table:table-cell>
          <table:table-cell office:value-type="string">
            <text:p>0,15-0,27</text:p>
          </table:table-cell>
          <table:table-cell office:value-type="string">
            <text:p>3,5-6,3</text:p>
          </table:table-cell>
          <table:table-cell/>
        </table:table-row>
        <table:table-row table:style-name="ro1">
          <table:table-cell office:value-type="string">
            <text:p>parametersF.dat</text:p>
          </table:table-cell>
          <table:table-cell office:value-type="string">
            <text:p>0,0005-0,0024</text:p>
          </table:table-cell>
          <table:table-cell office:value-type="string">
            <text:p>2-2,4</text:p>
          </table:table-cell>
          <table:table-cell office:value-type="string">
            <text:p>0,01-0,9</text:p>
          </table:table-cell>
          <table:table-cell office:value-type="string">
            <text:p>0,02-0,5</text:p>
          </table:table-cell>
          <table:table-cell office:value-type="string">
            <text:p>0,4-9,5</text:p>
          </table:table-cell>
          <table:table-cell office:value-type="string">
            <text:p>0,0006-0,007</text:p>
          </table:table-cell>
          <table:table-cell office:value-type="string">
            <text:p>0,06-0,6</text:p>
          </table:table-cell>
          <table:table-cell office:value-type="string">
            <text:p>0,006-0,04</text:p>
          </table:table-cell>
          <table:table-cell office:value-type="string">
            <text:p>0,01-0,03</text:p>
          </table:table-cell>
          <table:table-cell office:value-type="string">
            <text:p>0,3-0,9</text:p>
          </table:table-cell>
          <table:table-cell office:value-type="string">
            <text:p>0,09-0,24</text:p>
          </table:table-cell>
          <table:table-cell office:value-type="string">
            <text:p>1,4-7,5</text:p>
          </table:table-cell>
          <table:table-cell/>
        </table:table-row>
        <table:table-row table:style-name="ro1">
          <table:table-cell office:value-type="string">
            <text:p>parametersG.dat</text:p>
          </table:table-cell>
          <table:table-cell office:value-type="string">
            <text:p>0,0005-0,0008</text:p>
          </table:table-cell>
          <table:table-cell office:value-type="string">
            <text:p>0,8-1,3</text:p>
          </table:table-cell>
          <table:table-cell office:value-type="string">
            <text:p>0,2</text:p>
          </table:table-cell>
          <table:table-cell office:value-type="string">
            <text:p>-0,01-0,017</text:p>
          </table:table-cell>
          <table:table-cell office:value-type="string">
            <text:p>0,13-0,27</text:p>
          </table:table-cell>
          <table:table-cell office:value-type="string">
            <text:p>0,0008-0,001</text:p>
          </table:table-cell>
          <table:table-cell office:value-type="string">
            <text:p>0,18</text:p>
          </table:table-cell>
          <table:table-cell office:value-type="string">
            <text:p>0,008-0,01</text:p>
          </table:table-cell>
          <table:table-cell office:value-type="string">
            <text:p>0,025-0,028</text:p>
          </table:table-cell>
          <table:table-cell office:value-type="string">
            <text:p>0,8-0,9</text:p>
          </table:table-cell>
          <table:table-cell office:value-type="string">
            <text:p>0,17-0,22</text:p>
          </table:table-cell>
          <table:table-cell office:value-type="string">
            <text:p>2-2,4</text:p>
          </table:table-cell>
          <table:table-cell/>
        </table:table-row>
        <table:table-row table:style-name="ro1">
          <table:table-cell office:value-type="string">
            <text:p>parametersH.dat</text:p>
          </table:table-cell>
          <table:table-cell office:value-type="string">
            <text:p>0,001-0,002</text:p>
          </table:table-cell>
          <table:table-cell office:value-type="string">
            <text:p>0,5-1</text:p>
          </table:table-cell>
          <table:table-cell office:value-type="string">
            <text:p>0,04-0,12</text:p>
          </table:table-cell>
          <table:table-cell office:value-type="string">
            <text:p>-0,08-0,005</text:p>
          </table:table-cell>
          <table:table-cell office:value-type="string">
            <text:p>0,1-2,4</text:p>
          </table:table-cell>
          <table:table-cell office:value-type="string">
            <text:p>0,0006-0,0008</text:p>
          </table:table-cell>
          <table:table-cell office:value-type="string">
            <text:p>0,04-0,1</text:p>
          </table:table-cell>
          <table:table-cell office:value-type="string">
            <text:p>0,004-0,009</text:p>
          </table:table-cell>
          <table:table-cell office:value-type="string">
            <text:p>0,027-0,036</text:p>
          </table:table-cell>
          <table:table-cell office:value-type="string">
            <text:p>0,75-0,94</text:p>
          </table:table-cell>
          <table:table-cell office:value-type="string">
            <text:p>0,04-0,15</text:p>
          </table:table-cell>
          <table:table-cell office:value-type="string">
            <text:p>1,2-2</text:p>
          </table:table-cell>
          <table:table-cell/>
        </table:table-row>
        <table:table-row table:style-name="ro1">
          <table:table-cell office:value-type="string">
            <text:p>parametersI.dat</text:p>
          </table:table-cell>
          <table:table-cell office:value-type="string">
            <text:p>0,0004-0,0007</text:p>
          </table:table-cell>
          <table:table-cell office:value-type="string">
            <text:p>1,1-1,4</text:p>
          </table:table-cell>
          <table:table-cell office:value-type="string">
            <text:p>0,28-0,65</text:p>
          </table:table-cell>
          <table:table-cell office:value-type="string">
            <text:p>-0,09-0,01</text:p>
          </table:table-cell>
          <table:table-cell office:value-type="string">
            <text:p>0,3-2,2</text:p>
          </table:table-cell>
          <table:table-cell office:value-type="string">
            <text:p>0,001-0,006</text:p>
          </table:table-cell>
          <table:table-cell office:value-type="string">
            <text:p>0,24-0,6</text:p>
          </table:table-cell>
          <table:table-cell office:value-type="string">
            <text:p>0,01-0,03</text:p>
          </table:table-cell>
          <table:table-cell office:value-type="string">
            <text:p>0,01-0,02</text:p>
          </table:table-cell>
          <table:table-cell office:value-type="string">
            <text:p>0,6-0,8</text:p>
          </table:table-cell>
          <table:table-cell office:value-type="string">
            <text:p>0,24-0,26</text:p>
          </table:table-cell>
          <table:table-cell office:value-type="string">
            <text:p>3-5</text:p>
          </table:table-cell>
          <table:table-cell/>
        </table:table-row>
        <table:table-row table:style-name="ro1">
          <table:table-cell office:value-type="string">
            <text:p>parametersJ.dat</text:p>
          </table:table-cell>
          <table:table-cell office:value-type="string">
            <text:p>0,0006-0,0008</text:p>
          </table:table-cell>
          <table:table-cell office:value-type="string">
            <text:p>1,26-1,35</text:p>
          </table:table-cell>
          <table:table-cell office:value-type="string">
            <text:p>0,02</text:p>
          </table:table-cell>
          <table:table-cell office:value-type="string">
            <text:p>-0,02--0,005</text:p>
          </table:table-cell>
          <table:table-cell office:value-type="string">
            <text:p>0,7-0,1</text:p>
          </table:table-cell>
          <table:table-cell office:value-type="string">
            <text:p>0,001-0,002</text:p>
          </table:table-cell>
          <table:table-cell office:value-type="string">
            <text:p>0,2</text:p>
          </table:table-cell>
          <table:table-cell office:value-type="string">
            <text:p>0,01</text:p>
          </table:table-cell>
          <table:table-cell office:value-type="string">
            <text:p>0,02</text:p>
          </table:table-cell>
          <table:table-cell office:value-type="string">
            <text:p>0,82</text:p>
          </table:table-cell>
          <table:table-cell office:value-type="string">
            <text:p>0,23-0,28</text:p>
          </table:table-cell>
          <table:table-cell office:value-type="string">
            <text:p>2,5-3,3</text:p>
          </table:table-cell>
          <table:table-cell/>
        </table:table-row>
        <table:table-row table:style-name="ro1">
          <table:table-cell office:value-type="string">
            <text:p>parametersK.dat</text:p>
          </table:table-cell>
          <table:table-cell office:value-type="string">
            <text:p>0,0015-0,0045</text:p>
          </table:table-cell>
          <table:table-cell office:value-type="string">
            <text:p>0,3-0,6</text:p>
          </table:table-cell>
          <table:table-cell office:value-type="string">
            <text:p>0,08-0,3</text:p>
          </table:table-cell>
          <table:table-cell office:value-type="string">
            <text:p>-0,02-0,01</text:p>
          </table:table-cell>
          <table:table-cell office:value-type="string">
            <text:p>0,08-0,4</text:p>
          </table:table-cell>
          <table:table-cell office:value-type="string">
            <text:p>0,0003-0,0006</text:p>
          </table:table-cell>
          <table:table-cell office:value-type="string">
            <text:p>0,07-0,2</text:p>
          </table:table-cell>
          <table:table-cell office:value-type="string">
            <text:p>0,005-0,01</text:p>
          </table:table-cell>
          <table:table-cell office:value-type="string">
            <text:p>0,023-0,038</text:p>
          </table:table-cell>
          <table:table-cell office:value-type="string">
            <text:p>0,06-0,09</text:p>
          </table:table-cell>
          <table:table-cell office:value-type="string">
            <text:p>0,03-0,15</text:p>
          </table:table-cell>
          <table:table-cell office:value-type="string">
            <text:p>1,2-3,74</text:p>
          </table:table-cell>
          <table:table-cell/>
        </table:table-row>
        <table:table-row table:style-name="ro1">
          <table:table-cell office:value-type="string">
            <text:p>parametersL.dat</text:p>
          </table:table-cell>
          <table:table-cell office:value-type="string">
            <text:p>0,0004-0,0008</text:p>
          </table:table-cell>
          <table:table-cell office:value-type="string">
            <text:p>1,3-1,8</text:p>
          </table:table-cell>
          <table:table-cell office:value-type="string">
            <text:p>0,2-0,5</text:p>
          </table:table-cell>
          <table:table-cell office:value-type="string">
            <text:p>0,006-0,05</text:p>
          </table:table-cell>
          <table:table-cell office:value-type="string">
            <text:p>0,1-1,2</text:p>
          </table:table-cell>
          <table:table-cell office:value-type="string">
            <text:p>0,002-0,0045</text:p>
          </table:table-cell>
          <table:table-cell office:value-type="string">
            <text:p>0,17-0,41</text:p>
          </table:table-cell>
          <table:table-cell office:value-type="string">
            <text:p>0,011-0,03</text:p>
          </table:table-cell>
          <table:table-cell office:value-type="string">
            <text:p>0,015-0,02</text:p>
          </table:table-cell>
          <table:table-cell office:value-type="string">
            <text:p>0,5-0,7</text:p>
          </table:table-cell>
          <table:table-cell office:value-type="string">
            <text:p>0,2-0,25</text:p>
          </table:table-cell>
          <table:table-cell office:value-type="string">
            <text:p>3-5</text:p>
          </table:table-cell>
          <table:table-cell/>
        </table:table-row>
        <table:table-row table:style-name="ro1">
          <table:table-cell office:value-type="string">
            <text:p>parametersLi.dat</text:p>
          </table:table-cell>
          <table:table-cell office:value-type="string">
            <text:p>0,0004-0,0007</text:p>
          </table:table-cell>
          <table:table-cell office:value-type="string">
            <text:p>0,6-2,5</text:p>
          </table:table-cell>
          <table:table-cell office:value-type="string">
            <text:p>0,3-0,45</text:p>
          </table:table-cell>
          <table:table-cell office:value-type="string">
            <text:p>-0,11-0,05</text:p>
          </table:table-cell>
          <table:table-cell office:value-type="string">
            <text:p>0,06-2,4</text:p>
          </table:table-cell>
          <table:table-cell office:value-type="string">
            <text:p>0,002-0,003</text:p>
          </table:table-cell>
          <table:table-cell office:value-type="string">
            <text:p>0,2-0,4</text:p>
          </table:table-cell>
          <table:table-cell office:value-type="string">
            <text:p>0,01-0,02</text:p>
          </table:table-cell>
          <table:table-cell office:value-type="string">
            <text:p>0,015-0,025</text:p>
          </table:table-cell>
          <table:table-cell office:value-type="string">
            <text:p>0,52-1</text:p>
          </table:table-cell>
          <table:table-cell office:value-type="string">
            <text:p>0,21-0,25</text:p>
          </table:table-cell>
          <table:table-cell office:value-type="string">
            <text:p>2,1-5,5</text:p>
          </table:table-cell>
          <table:table-cell/>
        </table:table-row>
        <table:table-row table:style-name="ro1">
          <table:table-cell office:value-type="string">
            <text:p>parametersM.dat</text:p>
          </table:table-cell>
          <table:table-cell office:value-type="string">
            <text:p>0,0001-0,0006</text:p>
          </table:table-cell>
          <table:table-cell office:value-type="string">
            <text:p>1,4-2,6</text:p>
          </table:table-cell>
          <table:table-cell office:value-type="string">
            <text:p>0,16-0,5</text:p>
          </table:table-cell>
          <table:table-cell office:value-type="string">
            <text:p>-0,06-0,08</text:p>
          </table:table-cell>
          <table:table-cell office:value-type="string">
            <text:p>0,04-1,7</text:p>
          </table:table-cell>
          <table:table-cell office:value-type="string">
            <text:p>0,0005-0,044</text:p>
          </table:table-cell>
          <table:table-cell office:value-type="string">
            <text:p>0,125-0,4</text:p>
          </table:table-cell>
          <table:table-cell office:value-type="string">
            <text:p>0,005-0,03</text:p>
          </table:table-cell>
          <table:table-cell office:value-type="string">
            <text:p>0,015-0,03</text:p>
          </table:table-cell>
          <table:table-cell office:value-type="string">
            <text:p>0,6-1</text:p>
          </table:table-cell>
          <table:table-cell office:value-type="string">
            <text:p>0,2-0,3</text:p>
          </table:table-cell>
          <table:table-cell office:value-type="string">
            <text:p>2-4,5</text:p>
          </table:table-cell>
          <table:table-cell/>
        </table:table-row>
        <table:table-row table:style-name="ro1">
          <table:table-cell office:value-type="string">
            <text:p>parametersN.dat</text:p>
          </table:table-cell>
          <table:table-cell office:value-type="string">
            <text:p>0,00015</text:p>
          </table:table-cell>
          <table:table-cell office:value-type="string">
            <text:p>1,4-2,6</text:p>
          </table:table-cell>
          <table:table-cell office:value-type="string">
            <text:p>0,4-0,6</text:p>
          </table:table-cell>
          <table:table-cell office:value-type="string">
            <text:p>-0,01-0,08</text:p>
          </table:table-cell>
          <table:table-cell office:value-type="string">
            <text:p>0,07-1,8</text:p>
          </table:table-cell>
          <table:table-cell office:value-type="string">
            <text:p>0,001-0,004</text:p>
          </table:table-cell>
          <table:table-cell office:value-type="string">
            <text:p>0,3-0,4</text:p>
          </table:table-cell>
          <table:table-cell office:value-type="string">
            <text:p>0,015-0,023</text:p>
          </table:table-cell>
          <table:table-cell office:value-type="string">
            <text:p>0,014-0,024</text:p>
          </table:table-cell>
          <table:table-cell office:value-type="string">
            <text:p>0,5-0,9</text:p>
          </table:table-cell>
          <table:table-cell office:value-type="string">
            <text:p>0,22-0,3</text:p>
          </table:table-cell>
          <table:table-cell office:value-type="string">
            <text:p>2-6,5</text:p>
          </table:table-cell>
          <table:table-cell/>
        </table:table-row>
        <table:table-row table:style-name="ro1">
          <table:table-cell office:value-type="string">
            <text:p>parametersO.dat</text:p>
          </table:table-cell>
          <table:table-cell office:value-type="string">
            <text:p>0,0004-0,0013</text:p>
          </table:table-cell>
          <table:table-cell office:value-type="string">
            <text:p>0,6-1,2</text:p>
          </table:table-cell>
          <table:table-cell office:value-type="string">
            <text:p>0,42-0,9</text:p>
          </table:table-cell>
          <table:table-cell office:value-type="string">
            <text:p>-0,2-0,02</text:p>
          </table:table-cell>
          <table:table-cell office:value-type="string">
            <text:p>0,18-6</text:p>
          </table:table-cell>
          <table:table-cell office:value-type="string">
            <text:p>0,0025-0,007</text:p>
          </table:table-cell>
          <table:table-cell office:value-type="string">
            <text:p>0,35-0,8</text:p>
          </table:table-cell>
          <table:table-cell office:value-type="string">
            <text:p>0,02-0,04</text:p>
          </table:table-cell>
          <table:table-cell office:value-type="string">
            <text:p>0,012-0,017</text:p>
          </table:table-cell>
          <table:table-cell office:value-type="string">
            <text:p>0,34-0,55</text:p>
          </table:table-cell>
          <table:table-cell office:value-type="string">
            <text:p>0,15-0,25</text:p>
          </table:table-cell>
          <table:table-cell office:value-type="string">
            <text:p>4,2-8,5</text:p>
          </table:table-cell>
          <table:table-cell/>
        </table:table-row>
        <table:table-row table:style-name="ro1">
          <table:table-cell office:value-type="string">
            <text:p>parametersP.dat</text:p>
          </table:table-cell>
          <table:table-cell office:value-type="string">
            <text:p>0,0006-0,0008</text:p>
          </table:table-cell>
          <table:table-cell office:value-type="string">
            <text:p>1-1,15</text:p>
          </table:table-cell>
          <table:table-cell office:value-type="string">
            <text:p>0,11-0,5</text:p>
          </table:table-cell>
          <table:table-cell office:value-type="string">
            <text:p>-0,02-0,04</text:p>
          </table:table-cell>
          <table:table-cell office:value-type="string">
            <text:p>0,5-0,97</text:p>
          </table:table-cell>
          <table:table-cell office:value-type="string">
            <text:p>0,001-0,004</text:p>
          </table:table-cell>
          <table:table-cell office:value-type="string">
            <text:p>0,1-0,5</text:p>
          </table:table-cell>
          <table:table-cell office:value-type="string">
            <text:p>0,007-0,025</text:p>
          </table:table-cell>
          <table:table-cell office:value-type="string">
            <text:p>0,012-0,024</text:p>
          </table:table-cell>
          <table:table-cell office:value-type="string">
            <text:p>0,4-0,75</text:p>
          </table:table-cell>
          <table:table-cell office:value-type="string">
            <text:p>0,18</text:p>
          </table:table-cell>
          <table:table-cell office:value-type="string">
            <text:p>2,6-8,9</text:p>
          </table:table-cell>
          <table:table-cell/>
        </table:table-row>
        <table:table-row table:style-name="ro1">
          <table:table-cell office:value-type="string">
            <text:p>parametersR.dat</text:p>
          </table:table-cell>
          <table:table-cell office:value-type="string">
            <text:p>0,0005-0,003</text:p>
          </table:table-cell>
          <table:table-cell office:value-type="string">
            <text:p>1,1-2,14</text:p>
          </table:table-cell>
          <table:table-cell office:value-type="string">
            <text:p>0,14-0,35</text:p>
          </table:table-cell>
          <table:table-cell office:value-type="string">
            <text:p>-0,03-0,08</text:p>
          </table:table-cell>
          <table:table-cell office:value-type="string">
            <text:p>0,08-1,6</text:p>
          </table:table-cell>
          <table:table-cell office:value-type="string">
            <text:p>0,001-0,002</text:p>
          </table:table-cell>
          <table:table-cell office:value-type="string">
            <text:p>0,13-0,28</text:p>
          </table:table-cell>
          <table:table-cell office:value-type="string">
            <text:p>0,007-0,013</text:p>
          </table:table-cell>
          <table:table-cell office:value-type="string">
            <text:p>0,02-0,022</text:p>
          </table:table-cell>
          <table:table-cell office:value-type="string">
            <text:p>0,6-0,93</text:p>
          </table:table-cell>
          <table:table-cell office:value-type="string">
            <text:p>0,17-0,3</text:p>
          </table:table-cell>
          <table:table-cell office:value-type="string">
            <text:p>2,5-3,8</text:p>
          </table:table-cell>
          <table:table-cell/>
        </table:table-row>
        <table:table-row table:style-name="ro1">
          <table:table-cell office:value-type="string">
            <text:p>parametersS.dat</text:p>
          </table:table-cell>
          <table:table-cell office:value-type="string">
            <text:p>0,0035-0,006</text:p>
          </table:table-cell>
          <table:table-cell office:value-type="string">
            <text:p>0,8-1,5</text:p>
          </table:table-cell>
          <table:table-cell office:value-type="string">
            <text:p>0,04-0,11</text:p>
          </table:table-cell>
          <table:table-cell office:value-type="string">
            <text:p>-0,02-0,03</text:p>
          </table:table-cell>
          <table:table-cell office:value-type="string">
            <text:p>0,03-0,7</text:p>
          </table:table-cell>
          <table:table-cell office:value-type="string">
            <text:p>0,0003-0,001</text:p>
          </table:table-cell>
          <table:table-cell office:value-type="string">
            <text:p>0,04-0,08</text:p>
          </table:table-cell>
          <table:table-cell office:value-type="string">
            <text:p>0,006-0,01</text:p>
          </table:table-cell>
          <table:table-cell office:value-type="string">
            <text:p>0,045-0,048</text:p>
          </table:table-cell>
          <table:table-cell office:value-type="string">
            <text:p>0,64-0,78</text:p>
          </table:table-cell>
          <table:table-cell office:value-type="string">
            <text:p>-0,12--0,07</text:p>
          </table:table-cell>
          <table:table-cell office:value-type="string">
            <text:p>0,42-0,74</text:p>
          </table:table-cell>
          <table:table-cell/>
        </table:table-row>
        <table:table-row table:style-name="ro1">
          <table:table-cell office:value-type="string">
            <text:p>parametersSi.dat</text:p>
          </table:table-cell>
          <table:table-cell office:value-type="string">
            <text:p>0,001-0,005</text:p>
          </table:table-cell>
          <table:table-cell office:value-type="string">
            <text:p>0,43-1,3</text:p>
          </table:table-cell>
          <table:table-cell office:value-type="string">
            <text:p>0,1-0,13</text:p>
          </table:table-cell>
          <table:table-cell office:value-type="string">
            <text:p>-0,038-0,05</text:p>
          </table:table-cell>
          <table:table-cell office:value-type="string">
            <text:p>0,3-1,5</text:p>
          </table:table-cell>
          <table:table-cell office:value-type="string">
            <text:p>0,0002-0,0009</text:p>
          </table:table-cell>
          <table:table-cell office:value-type="string">
            <text:p>0,085-0,12</text:p>
          </table:table-cell>
          <table:table-cell office:value-type="string">
            <text:p>0,01-0,016</text:p>
          </table:table-cell>
          <table:table-cell office:value-type="string">
            <text:p>0,037-0,043</text:p>
          </table:table-cell>
          <table:table-cell office:value-type="string">
            <text:p>0,58-0,73</text:p>
          </table:table-cell>
          <table:table-cell office:value-type="string">
            <text:p>-0,035-0,0000</text:p>
          </table:table-cell>
          <table:table-cell office:value-type="string">
            <text:p>0,85-1,19</text:p>
          </table:table-cell>
          <table:table-cell/>
        </table:table-row>
        <table:table-row table:style-name="ro1">
          <table:table-cell office:value-type="string">
            <text:p>parametersSZ.dat</text:p>
          </table:table-cell>
          <table:table-cell office:value-type="string">
            <text:p>0,003-0,007</text:p>
          </table:table-cell>
          <table:table-cell office:value-type="string">
            <text:p>0,6-1,5</text:p>
          </table:table-cell>
          <table:table-cell office:value-type="string">
            <text:p>0,26-0,47</text:p>
          </table:table-cell>
          <table:table-cell office:value-type="string">
            <text:p>-0,19-0,17</text:p>
          </table:table-cell>
          <table:table-cell office:value-type="string">
            <text:p>4,2-4,9</text:p>
          </table:table-cell>
          <table:table-cell office:value-type="string">
            <text:p>0,002-0,0036</text:p>
          </table:table-cell>
          <table:table-cell office:value-type="string">
            <text:p>0,23-0,39</text:p>
          </table:table-cell>
          <table:table-cell office:value-type="string">
            <text:p>0,03-0,045</text:p>
          </table:table-cell>
          <table:table-cell office:value-type="string">
            <text:p>0,031-0,036</text:p>
          </table:table-cell>
          <table:table-cell office:value-type="string">
            <text:p>0,5-0,8</text:p>
          </table:table-cell>
          <table:table-cell office:value-type="string">
            <text:p>-0,03-0,08</text:p>
          </table:table-cell>
          <table:table-cell office:value-type="string">
            <text:p>0,8-1,5</text:p>
          </table:table-cell>
          <table:table-cell/>
        </table:table-row>
        <table:table-row table:style-name="ro1">
          <table:table-cell office:value-type="string">
            <text:p>parametersT.dat</text:p>
          </table:table-cell>
          <table:table-cell office:value-type="string">
            <text:p>0,001-0,004</text:p>
          </table:table-cell>
          <table:table-cell office:value-type="string">
            <text:p>0,36-0,94</text:p>
          </table:table-cell>
          <table:table-cell office:value-type="string">
            <text:p>0,13-0,27</text:p>
          </table:table-cell>
          <table:table-cell office:value-type="string">
            <text:p>-0,03--0,0006</text:p>
          </table:table-cell>
          <table:table-cell office:value-type="string">
            <text:p>0,16-0,82</text:p>
          </table:table-cell>
          <table:table-cell office:value-type="string">
            <text:p>0,0004-0,0005</text:p>
          </table:table-cell>
          <table:table-cell office:value-type="string">
            <text:p>0,11-0,18</text:p>
          </table:table-cell>
          <table:table-cell office:value-type="string">
            <text:p>0,008-0,01</text:p>
          </table:table-cell>
          <table:table-cell office:value-type="string">
            <text:p>0,027-0,037</text:p>
          </table:table-cell>
          <table:table-cell office:value-type="string">
            <text:p>0,64-0,74</text:p>
          </table:table-cell>
          <table:table-cell office:value-type="string">
            <text:p>0,025-0,1</text:p>
          </table:table-cell>
          <table:table-cell office:value-type="string">
            <text:p>1,27-2,7</text:p>
          </table:table-cell>
          <table:table-cell/>
        </table:table-row>
        <table:table-row table:style-name="ro1">
          <table:table-cell office:value-type="string">
            <text:p>parametersU.dat</text:p>
          </table:table-cell>
          <table:table-cell office:value-type="string">
            <text:p>0,0004-0,0016</text:p>
          </table:table-cell>
          <table:table-cell office:value-type="string">
            <text:p>0,96-1,33</text:p>
          </table:table-cell>
          <table:table-cell office:value-type="string">
            <text:p>0,4-1</text:p>
          </table:table-cell>
          <table:table-cell office:value-type="string">
            <text:p>-0,07-0,08</text:p>
          </table:table-cell>
          <table:table-cell office:value-type="string">
            <text:p>0,04-1,7</text:p>
          </table:table-cell>
          <table:table-cell office:value-type="string">
            <text:p>0,003-0,017</text:p>
          </table:table-cell>
          <table:table-cell office:value-type="string">
            <text:p>0,4-0,8</text:p>
          </table:table-cell>
          <table:table-cell office:value-type="string">
            <text:p>0,018-0,05</text:p>
          </table:table-cell>
          <table:table-cell office:value-type="string">
            <text:p>0,009-0,027</text:p>
          </table:table-cell>
          <table:table-cell office:value-type="string">
            <text:p>0,3-0,9</text:p>
          </table:table-cell>
          <table:table-cell office:value-type="string">
            <text:p>0,2-0,26</text:p>
          </table:table-cell>
          <table:table-cell office:value-type="string">
            <text:p>2-13</text:p>
          </table:table-cell>
          <table:table-cell/>
        </table:table-row>
        <table:table-row table:style-name="ro1">
          <table:table-cell office:value-type="string">
            <text:p>parametersW.dat</text:p>
          </table:table-cell>
          <table:table-cell office:value-type="string">
            <text:p>0,0006-0,0009</text:p>
          </table:table-cell>
          <table:table-cell office:value-type="string">
            <text:p>1,34-1,8</text:p>
          </table:table-cell>
          <table:table-cell office:value-type="string">
            <text:p>0,5-0,6</text:p>
          </table:table-cell>
          <table:table-cell office:value-type="string">
            <text:p>0,01-0,06</text:p>
          </table:table-cell>
          <table:table-cell office:value-type="string">
            <text:p>0,25-1,6</text:p>
          </table:table-cell>
          <table:table-cell office:value-type="string">
            <text:p>0,0032</text:p>
          </table:table-cell>
          <table:table-cell office:value-type="string">
            <text:p>0,45</text:p>
          </table:table-cell>
          <table:table-cell office:value-type="string">
            <text:p>0,022</text:p>
          </table:table-cell>
          <table:table-cell office:value-type="string">
            <text:p>0,011-0,02</text:p>
          </table:table-cell>
          <table:table-cell office:value-type="string">
            <text:p>0,47-0,7</text:p>
          </table:table-cell>
          <table:table-cell office:value-type="string">
            <text:p>0,23-0,25</text:p>
          </table:table-cell>
          <table:table-cell office:value-type="string">
            <text:p>4-7,2</text:p>
          </table:table-cell>
          <table:table-cell/>
        </table:table-row>
        <table:table-row table:style-name="ro1">
          <table:table-cell office:value-type="string">
            <text:p>parametersY.dat</text:p>
          </table:table-cell>
          <table:table-cell office:value-type="string">
            <text:p>0,0003-0,0007</text:p>
          </table:table-cell>
          <table:table-cell office:value-type="string">
            <text:p>1,34-1,61</text:p>
          </table:table-cell>
          <table:table-cell office:value-type="string">
            <text:p>0,26-0,83</text:p>
          </table:table-cell>
          <table:table-cell office:value-type="string">
            <text:p>0-0,019</text:p>
          </table:table-cell>
          <table:table-cell office:value-type="string">
            <text:p>0,01-0,5</text:p>
          </table:table-cell>
          <table:table-cell office:value-type="string">
            <text:p>0,001-0,007</text:p>
          </table:table-cell>
          <table:table-cell office:value-type="string">
            <text:p>0,21-0,72</text:p>
          </table:table-cell>
          <table:table-cell office:value-type="string">
            <text:p>0,01-0,04</text:p>
          </table:table-cell>
          <table:table-cell office:value-type="string">
            <text:p>0,016-0,024</text:p>
          </table:table-cell>
          <table:table-cell office:value-type="string">
            <text:p>0,57-0,9</text:p>
          </table:table-cell>
          <table:table-cell office:value-type="string">
            <text:p>0,22-0,24</text:p>
          </table:table-cell>
          <table:table-cell office:value-type="string">
            <text:p>2,4-2,6</text:p>
          </table:table-cell>
          <table:table-cell/>
        </table:table-row>
        <table:table-row table:style-name="ro1">
          <table:table-cell office:value-type="string">
            <text:p>parametersZ.dat</text:p>
          </table:table-cell>
          <table:table-cell office:value-type="string">
            <text:p>0,00027-0,0009</text:p>
          </table:table-cell>
          <table:table-cell office:value-type="string">
            <text:p>0,83-1,4</text:p>
          </table:table-cell>
          <table:table-cell office:value-type="string">
            <text:p>0,14-0,63</text:p>
          </table:table-cell>
          <table:table-cell office:value-type="string">
            <text:p>-0,016-0,008</text:p>
          </table:table-cell>
          <table:table-cell office:value-type="string">
            <text:p>0,017-0,42</text:p>
          </table:table-cell>
          <table:table-cell office:value-type="string">
            <text:p>0,0008-0,003</text:p>
          </table:table-cell>
          <table:table-cell office:value-type="string">
            <text:p>0,14-0,53</text:p>
          </table:table-cell>
          <table:table-cell office:value-type="string">
            <text:p>0,009-0,03</text:p>
          </table:table-cell>
          <table:table-cell office:value-type="string">
            <text:p>0,017-0,034</text:p>
          </table:table-cell>
          <table:table-cell office:value-type="string">
            <text:p>0,48-0,93</text:p>
          </table:table-cell>
          <table:table-cell office:value-type="string">
            <text:p>0,018-0,19</text:p>
          </table:table-cell>
          <table:table-cell office:value-type="string">
            <text:p>1-5,6</text:p>
          </table:table-cell>
          <table:table-cell/>
        </table:table-row>
        <table:table-row table:style-name="ro1">
          <table:table-cell office:value-type="string">
            <text:p>parametersZy.dat</text:p>
          </table:table-cell>
          <table:table-cell office:value-type="string">
            <text:p>0,0007-0,0013</text:p>
          </table:table-cell>
          <table:table-cell office:value-type="string">
            <text:p>1,1-1,6</text:p>
          </table:table-cell>
          <table:table-cell office:value-type="string">
            <text:p>0,22-0,33</text:p>
          </table:table-cell>
          <table:table-cell office:value-type="string">
            <text:p>-0,007-0,02</text:p>
          </table:table-cell>
          <table:table-cell office:value-type="string">
            <text:p>0,17-0,63</text:p>
          </table:table-cell>
          <table:table-cell office:value-type="string">
            <text:p>0,0017-0,0032</text:p>
          </table:table-cell>
          <table:table-cell office:value-type="string">
            <text:p>0,17-0,32</text:p>
          </table:table-cell>
          <table:table-cell office:value-type="string">
            <text:p>0,008-0,2</text:p>
          </table:table-cell>
          <table:table-cell office:value-type="string">
            <text:p>0,021-0,023</text:p>
          </table:table-cell>
          <table:table-cell office:value-type="string">
            <text:p>0,66-0,84</text:p>
          </table:table-cell>
          <table:table-cell office:value-type="string">
            <text:p>0,14-0,26</text:p>
          </table:table-cell>
          <table:table-cell office:value-type="string">
            <text:p>2,6-2,7</text:p>
          </table:table-cell>
          <table:table-cell/>
        </table:table-row>
        <table:table-row table:style-name="ro1">
          <table:table-cell office:value-type="string">
            <text:p>parametersZi.dat</text:p>
          </table:table-cell>
          <table:table-cell office:value-type="string">
            <text:p>0,0004-0,001</text:p>
          </table:table-cell>
          <table:table-cell office:value-type="string">
            <text:p>1,1-1,3</text:p>
          </table:table-cell>
          <table:table-cell office:value-type="string">
            <text:p>0,14-0,22</text:p>
          </table:table-cell>
          <table:table-cell office:value-type="string">
            <text:p>-0,006-0,02</text:p>
          </table:table-cell>
          <table:table-cell office:value-type="string">
            <text:p>0,14-0,58</text:p>
          </table:table-cell>
          <table:table-cell office:value-type="string">
            <text:p>0,0007-0,002</text:p>
          </table:table-cell>
          <table:table-cell office:value-type="string">
            <text:p>0,12-0,2</text:p>
          </table:table-cell>
          <table:table-cell office:value-type="string">
            <text:p>0,011-0,018</text:p>
          </table:table-cell>
          <table:table-cell office:value-type="string">
            <text:p>0,028-0,032</text:p>
          </table:table-cell>
          <table:table-cell office:value-type="string">
            <text:p>0,82-0,83</text:p>
          </table:table-cell>
          <table:table-cell office:value-type="string">
            <text:p>0,06-0,13</text:p>
          </table:table-cell>
          <table:table-cell office:value-type="string">
            <text:p>1,5-2,2</text:p>
          </table:table-cell>
          <table:table-cell/>
        </table:table-row>
      </table:table>
      <table:table table:name="Arkusz3" table:style-name="ta1">
        <table:table-column table:style-name="co1" table:default-cell-style-name="ce27"/>
        <table:table-column table:style-name="co2" table:number-columns-repeated="7" table:default-cell-style-name="ce29"/>
        <table:table-column table:style-name="co3" table:default-cell-style-name="ce30"/>
        <table:table-column table:style-name="co2" table:number-columns-repeated="5" table:default-cell-style-name="ce30"/>
        <table:table-row table:style-name="ro1">
          <table:table-cell/>
          <table:table-cell table:style-name="ce28" office:value-type="string">
            <text:p>zero cross</text:p>
          </table:table-cell>
          <table:table-cell table:style-name="ce28" office:value-type="string">
            <text:p>maxp/maxm</text:p>
          </table:table-cell>
          <table:table-cell table:style-name="ce28" office:value-type="string">
            <text:p>sm0</text:p>
          </table:table-cell>
          <table:table-cell table:style-name="ce28" office:value-type="string">
            <text:p>nm1</text:p>
          </table:table-cell>
          <table:table-cell table:style-name="ce28" office:value-type="string">
            <text:p>cm2</text:p>
          </table:table-cell>
          <table:table-cell table:style-name="ce28" office:value-type="string">
            <text:p>cm3</text:p>
          </table:table-cell>
          <table:table-cell table:style-name="ce28" office:value-type="string">
            <text:p>powl/powh</text:p>
          </table:table-cell>
          <table:table-cell table:style-name="ce27"/>
          <table:table-cell table:style-name="ce27" office:value-type="string">
            <text:p>max</text:p>
          </table:table-cell>
          <table:table-cell table:style-name="ce27" office:value-type="string">
            <text:p>avg</text:p>
          </table:table-cell>
          <table:table-cell table:style-name="ce27" office:value-type="string">
            <text:p>STD</text:p>
          </table:table-cell>
          <table:table-cell table:style-name="ce27" office:value-type="string">
            <text:p>energy</text:p>
          </table:table-cell>
          <table:table-cell table:style-name="ce27" office:value-type="string">
            <text:p>Maxp-maxm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0.0005-0.0025</text:p>
          </table:table-cell>
          <table:table-cell office:value-type="string">
            <text:p>0.85-1.5</text:p>
          </table:table-cell>
          <table:table-cell office:value-type="string">
            <text:p>0.01-0.07</text:p>
          </table:table-cell>
          <table:table-cell office:value-type="string">
            <text:p>0.01-0.02</text:p>
          </table:table-cell>
          <table:table-cell office:value-type="string">
            <text:p>0.36-0.76</text:p>
          </table:table-cell>
          <table:table-cell office:value-type="string">
            <text:p>0.15-0.25</text:p>
          </table:table-cell>
          <table:table-cell office:value-type="string">
            <text:p>4.5-7.5</text:p>
          </table:table-cell>
          <table:table-cell/>
          <table:table-cell office:value-type="string">
            <text:p>0.3-1</text:p>
          </table:table-cell>
          <table:table-cell office:value-type="string">
            <text:p>-0.04-0.08</text:p>
          </table:table-cell>
          <table:table-cell office:value-type="string">
            <text:p>0.03-1.9</text:p>
          </table:table-cell>
          <table:table-cell office:value-type="string">
            <text:p>0.001-0.009</text:p>
          </table:table-cell>
          <table:table-cell office:value-type="string">
            <text:p>0.23-1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0.0005-0.0015</text:p>
          </table:table-cell>
          <table:table-cell office:value-type="string">
            <text:p>1.1-1.4</text:p>
          </table:table-cell>
          <table:table-cell office:value-type="string">
            <text:p>0.025-0.035</text:p>
          </table:table-cell>
          <table:table-cell office:value-type="string">
            <text:p>0.005-0.015</text:p>
          </table:table-cell>
          <table:table-cell office:value-type="string">
            <text:p>0.33-0.39</text:p>
          </table:table-cell>
          <table:table-cell office:value-type="string">
            <text:p>0.15-0.25</text:p>
          </table:table-cell>
          <table:table-cell office:value-type="string">
            <text:p>6-10</text:p>
          </table:table-cell>
          <table:table-cell/>
          <table:table-cell office:value-type="string">
            <text:p>0.8-1</text:p>
          </table:table-cell>
          <table:table-cell office:value-type="string">
            <text:p>-0.05-0.05</text:p>
          </table:table-cell>
          <table:table-cell office:value-type="string">
            <text:p>1.2-1.5</text:p>
          </table:table-cell>
          <table:table-cell office:value-type="string">
            <text:p>0.005</text:p>
          </table:table-cell>
          <table:table-cell office:value-type="string">
            <text:p>0.66-0.95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0.004-0.01</text:p>
          </table:table-cell>
          <table:table-cell office:value-type="string">
            <text:p>0.7-1.1</text:p>
          </table:table-cell>
          <table:table-cell office:value-type="string">
            <text:p>0.006-0.01</text:p>
          </table:table-cell>
          <table:table-cell office:value-type="string">
            <text:p>0.035-0.045</text:p>
          </table:table-cell>
          <table:table-cell office:value-type="string">
            <text:p>0.4-0.8</text:p>
          </table:table-cell>
          <table:table-cell office:value-type="string">
            <text:p>-0.6--0.1</text:p>
          </table:table-cell>
          <table:table-cell office:value-type="string">
            <text:p>0.34-0.54</text:p>
          </table:table-cell>
          <table:table-cell/>
          <table:table-cell office:value-type="string">
            <text:p>0.05-0.08</text:p>
          </table:table-cell>
          <table:table-cell office:value-type="string">
            <text:p>0-0.01</text:p>
          </table:table-cell>
          <table:table-cell office:value-type="string">
            <text:p>0.17-0.32</text:p>
          </table:table-cell>
          <table:table-cell office:value-type="string">
            <text:p>0.0003-0.0006</text:p>
          </table:table-cell>
          <table:table-cell office:value-type="string">
            <text:p>0.04-0.08</text:p>
          </table:table-cell>
        </table:table-row>
        <table:table-row table:style-name="ro2">
          <table:table-cell office:value-type="string">
            <text:p>Ci</text:p>
          </table:table-cell>
          <table:table-cell office:value-type="string">
            <text:p>0.005-0.006</text:p>
          </table:table-cell>
          <table:table-cell office:value-type="string">
            <text:p>0.4-0.8</text:p>
          </table:table-cell>
          <table:table-cell office:value-type="string">
            <text:p>0.013-0.017</text:p>
          </table:table-cell>
          <table:table-cell office:value-type="string">
            <text:p>0.041-0.042</text:p>
          </table:table-cell>
          <table:table-cell office:value-type="string">
            <text:p>0.5-0.6</text:p>
          </table:table-cell>
          <table:table-cell office:value-type="string">
            <text:p>-0.04--0.02</text:p>
          </table:table-cell>
          <table:table-cell office:value-type="string">
            <text:p>0.8-1</text:p>
          </table:table-cell>
          <table:table-cell/>
          <table:table-cell office:value-type="string">
            <text:p>0.2</text:p>
          </table:table-cell>
          <table:table-cell office:value-type="string">
            <text:p>-0.01-0.01</text:p>
          </table:table-cell>
          <table:table-cell office:value-type="string">
            <text:p>0.34-0.44</text:p>
          </table:table-cell>
          <table:table-cell office:value-type="string">
            <text:p>0.0006-0.001</text:p>
          </table:table-cell>
          <table:table-cell office:value-type="string">
            <text:p>0.13-0.2</text:p>
          </table:table-cell>
        </table:table-row>
        <table:table-row table:style-name="ro1">
          <table:table-cell office:value-type="string">
            <text:p>CZ</text:p>
          </table:table-cell>
          <table:table-cell office:value-type="string">
            <text:p>0.004-0.0065</text:p>
          </table:table-cell>
          <table:table-cell office:value-type="string">
            <text:p>0.5-0.7</text:p>
          </table:table-cell>
          <table:table-cell office:value-type="string">
            <text:p>0.14-0.21</text:p>
          </table:table-cell>
          <table:table-cell office:value-type="string">
            <text:p>0.03-0.04</text:p>
          </table:table-cell>
          <table:table-cell office:value-type="string">
            <text:p>0.5-0.65</text:p>
          </table:table-cell>
          <table:table-cell office:value-type="string">
            <text:p>0.003-0.04</text:p>
          </table:table-cell>
          <table:table-cell office:value-type="string">
            <text:p>1-1.5</text:p>
          </table:table-cell>
          <table:table-cell/>
          <table:table-cell office:value-type="string">
            <text:p>0.2-0.35</text:p>
          </table:table-cell>
          <table:table-cell office:value-type="string">
            <text:p>-0.02-0.003</text:p>
          </table:table-cell>
          <table:table-cell office:value-type="string">
            <text:p>0.08-0.56</text:p>
          </table:table-cell>
          <table:table-cell office:value-type="string">
            <text:p>0.0008</text:p>
          </table:table-cell>
          <table:table-cell office:value-type="string">
            <text:p>0.15-0.3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0.004-0.005</text:p>
          </table:table-cell>
          <table:table-cell office:value-type="string">
            <text:p>0.9-1.9</text:p>
          </table:table-cell>
          <table:table-cell office:value-type="string">
            <text:p>0.013-0.019</text:p>
          </table:table-cell>
          <table:table-cell office:value-type="string">
            <text:p>0.016-0.03</text:p>
          </table:table-cell>
          <table:table-cell office:value-type="string">
            <text:p>0.6-0.9</text:p>
          </table:table-cell>
          <table:table-cell office:value-type="string">
            <text:p>0.1-0.25</text:p>
          </table:table-cell>
          <table:table-cell office:value-type="string">
            <text:p>1.7-4.55</text:p>
          </table:table-cell>
          <table:table-cell/>
          <table:table-cell office:value-type="string">
            <text:p>0.2-0.5</text:p>
          </table:table-cell>
          <table:table-cell office:value-type="string">
            <text:p>-0.4-0.25</text:p>
          </table:table-cell>
          <table:table-cell office:value-type="string">
            <text:p>0.4-0.85</text:p>
          </table:table-cell>
          <table:table-cell office:value-type="string">
            <text:p>0.0009-0.02</text:p>
          </table:table-cell>
          <table:table-cell office:value-type="string">
            <text:p>0.2-0.4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string">
            <text:p>0.0006-0.0009</text:p>
          </table:table-cell>
          <table:table-cell office:value-type="string">
            <text:p>1-1.8</text:p>
          </table:table-cell>
          <table:table-cell office:value-type="string">
            <text:p>0.008-0.015</text:p>
          </table:table-cell>
          <table:table-cell office:value-type="string">
            <text:p>0.02-0.04</text:p>
          </table:table-cell>
          <table:table-cell office:value-type="string">
            <text:p>0.8-1</text:p>
          </table:table-cell>
          <table:table-cell office:value-type="string">
            <text:p>0.08-0.22</text:p>
          </table:table-cell>
          <table:table-cell office:value-type="string">
            <text:p>1.3-2.75</text:p>
          </table:table-cell>
          <table:table-cell/>
          <table:table-cell office:value-type="string">
            <text:p>0.1-0.3</text:p>
          </table:table-cell>
          <table:table-cell office:value-type="string">
            <text:p>-0.03-0.12</text:p>
          </table:table-cell>
          <table:table-cell office:value-type="string">
            <text:p>0.17-2.1</text:p>
          </table:table-cell>
          <table:table-cell office:value-type="string">
            <text:p>0.0008-0.0025</text:p>
          </table:table-cell>
          <table:table-cell office:value-type="string">
            <text:p>0.1-0.25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0.0007-0.0015</text:p>
          </table:table-cell>
          <table:table-cell office:value-type="string">
            <text:p>1-1.5</text:p>
          </table:table-cell>
          <table:table-cell office:value-type="string">
            <text:p>0.018-0.053</text:p>
          </table:table-cell>
          <table:table-cell office:value-type="string">
            <text:p>0.01-0.02</text:p>
          </table:table-cell>
          <table:table-cell office:value-type="string">
            <text:p>0.3-0.8</text:p>
          </table:table-cell>
          <table:table-cell office:value-type="string">
            <text:p>0.15-0.27</text:p>
          </table:table-cell>
          <table:table-cell office:value-type="string">
            <text:p>3.5-6.3</text:p>
          </table:table-cell>
          <table:table-cell/>
          <table:table-cell office:value-type="string">
            <text:p>0.4-0.85</text:p>
          </table:table-cell>
          <table:table-cell office:value-type="string">
            <text:p>-0.03-0.05</text:p>
          </table:table-cell>
          <table:table-cell office:value-type="string">
            <text:p>0.2-1.2</text:p>
          </table:table-cell>
          <table:table-cell office:value-type="string">
            <text:p>0.003-0.008</text:p>
          </table:table-cell>
          <table:table-cell office:value-type="string">
            <text:p>0.37-0.72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0.0005-0.0024</text:p>
          </table:table-cell>
          <table:table-cell office:value-type="string">
            <text:p>2-2.4</text:p>
          </table:table-cell>
          <table:table-cell office:value-type="string">
            <text:p>0.006-0.04</text:p>
          </table:table-cell>
          <table:table-cell office:value-type="string">
            <text:p>0.01-0.03</text:p>
          </table:table-cell>
          <table:table-cell office:value-type="string">
            <text:p>0.3-0.9</text:p>
          </table:table-cell>
          <table:table-cell office:value-type="string">
            <text:p>0.09-0.24</text:p>
          </table:table-cell>
          <table:table-cell office:value-type="string">
            <text:p>1.4-7.5</text:p>
          </table:table-cell>
          <table:table-cell/>
          <table:table-cell office:value-type="string">
            <text:p>0.01-0.9</text:p>
          </table:table-cell>
          <table:table-cell office:value-type="string">
            <text:p>0.02-0.5</text:p>
          </table:table-cell>
          <table:table-cell office:value-type="string">
            <text:p>0.4-9.5</text:p>
          </table:table-cell>
          <table:table-cell office:value-type="string">
            <text:p>0.0006-0.007</text:p>
          </table:table-cell>
          <table:table-cell office:value-type="string">
            <text:p>0.06-0.6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string">
            <text:p>0.0005-0.0008</text:p>
          </table:table-cell>
          <table:table-cell office:value-type="string">
            <text:p>0.8-1.3</text:p>
          </table:table-cell>
          <table:table-cell office:value-type="string">
            <text:p>0.008-0.01</text:p>
          </table:table-cell>
          <table:table-cell office:value-type="string">
            <text:p>0.025-0.028</text:p>
          </table:table-cell>
          <table:table-cell office:value-type="string">
            <text:p>0.8-0.9</text:p>
          </table:table-cell>
          <table:table-cell office:value-type="string">
            <text:p>0.17-0.22</text:p>
          </table:table-cell>
          <table:table-cell office:value-type="string">
            <text:p>2-2.4</text:p>
          </table:table-cell>
          <table:table-cell/>
          <table:table-cell office:value-type="string">
            <text:p>0.2</text:p>
          </table:table-cell>
          <table:table-cell office:value-type="string">
            <text:p>-0.01-0.017</text:p>
          </table:table-cell>
          <table:table-cell office:value-type="string">
            <text:p>0.13-0.27</text:p>
          </table:table-cell>
          <table:table-cell office:value-type="string">
            <text:p>0.0008-0.001</text:p>
          </table:table-cell>
          <table:table-cell office:value-type="string">
            <text:p>0.18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string">
            <text:p>0.001-0.002</text:p>
          </table:table-cell>
          <table:table-cell office:value-type="string">
            <text:p>0.5-1</text:p>
          </table:table-cell>
          <table:table-cell office:value-type="string">
            <text:p>0.004-0.009</text:p>
          </table:table-cell>
          <table:table-cell office:value-type="string">
            <text:p>0.027-0.036</text:p>
          </table:table-cell>
          <table:table-cell office:value-type="string">
            <text:p>0.75-0.94</text:p>
          </table:table-cell>
          <table:table-cell office:value-type="string">
            <text:p>0.04-0.15</text:p>
          </table:table-cell>
          <table:table-cell office:value-type="string">
            <text:p>1.2-2</text:p>
          </table:table-cell>
          <table:table-cell/>
          <table:table-cell office:value-type="string">
            <text:p>0.04-0.12</text:p>
          </table:table-cell>
          <table:table-cell office:value-type="string">
            <text:p>-0.08-0.005</text:p>
          </table:table-cell>
          <table:table-cell office:value-type="string">
            <text:p>0.1-2.4</text:p>
          </table:table-cell>
          <table:table-cell office:value-type="string">
            <text:p>0.0006-0.0008</text:p>
          </table:table-cell>
          <table:table-cell office:value-type="string">
            <text:p>0.04-0.1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0.0004-0.0007</text:p>
          </table:table-cell>
          <table:table-cell office:value-type="string">
            <text:p>1.1-1.4</text:p>
          </table:table-cell>
          <table:table-cell office:value-type="string">
            <text:p>0.01-0.03</text:p>
          </table:table-cell>
          <table:table-cell office:value-type="string">
            <text:p>0.01-0.02</text:p>
          </table:table-cell>
          <table:table-cell office:value-type="string">
            <text:p>0.6-0.8</text:p>
          </table:table-cell>
          <table:table-cell office:value-type="string">
            <text:p>0.24-0.26</text:p>
          </table:table-cell>
          <table:table-cell office:value-type="string">
            <text:p>3-5</text:p>
          </table:table-cell>
          <table:table-cell/>
          <table:table-cell office:value-type="string">
            <text:p>0.28-0.65</text:p>
          </table:table-cell>
          <table:table-cell office:value-type="string">
            <text:p>-0.09-0.01</text:p>
          </table:table-cell>
          <table:table-cell office:value-type="string">
            <text:p>0.3-2.2</text:p>
          </table:table-cell>
          <table:table-cell office:value-type="string">
            <text:p>0.001-0.006</text:p>
          </table:table-cell>
          <table:table-cell office:value-type="string">
            <text:p>0.24-0.6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string">
            <text:p>0.0006-0.0008</text:p>
          </table:table-cell>
          <table:table-cell office:value-type="string">
            <text:p>1.26-1.35</text:p>
          </table:table-cell>
          <table:table-cell office:value-type="string">
            <text:p>0.005-0.015</text:p>
          </table:table-cell>
          <table:table-cell office:value-type="string">
            <text:p>0.015-0.025</text:p>
          </table:table-cell>
          <table:table-cell office:value-type="string">
            <text:p>0.815-0.825</text:p>
          </table:table-cell>
          <table:table-cell office:value-type="string">
            <text:p>0.23-0.28</text:p>
          </table:table-cell>
          <table:table-cell office:value-type="string">
            <text:p>2.5-3.3</text:p>
          </table:table-cell>
          <table:table-cell/>
          <table:table-cell office:value-type="string">
            <text:p>0.02</text:p>
          </table:table-cell>
          <table:table-cell office:value-type="string">
            <text:p>-0.02--0.005</text:p>
          </table:table-cell>
          <table:table-cell office:value-type="string">
            <text:p>0.7-0.1</text:p>
          </table:table-cell>
          <table:table-cell office:value-type="string">
            <text:p>0.001-0.002</text:p>
          </table:table-cell>
          <table:table-cell office:value-type="string">
            <text:p>0.2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string">
            <text:p>0.0015-0.0045</text:p>
          </table:table-cell>
          <table:table-cell office:value-type="string">
            <text:p>0.3-0.6</text:p>
          </table:table-cell>
          <table:table-cell office:value-type="string">
            <text:p>0.005-0.01</text:p>
          </table:table-cell>
          <table:table-cell office:value-type="string">
            <text:p>0.023-0.038</text:p>
          </table:table-cell>
          <table:table-cell office:value-type="string">
            <text:p>0.06-0.09</text:p>
          </table:table-cell>
          <table:table-cell office:value-type="string">
            <text:p>0.03-0.15</text:p>
          </table:table-cell>
          <table:table-cell office:value-type="string">
            <text:p>1.2-3.74</text:p>
          </table:table-cell>
          <table:table-cell/>
          <table:table-cell office:value-type="string">
            <text:p>0.08-0.3</text:p>
          </table:table-cell>
          <table:table-cell office:value-type="string">
            <text:p>-0.02-0.01</text:p>
          </table:table-cell>
          <table:table-cell office:value-type="string">
            <text:p>0.08-0.4</text:p>
          </table:table-cell>
          <table:table-cell office:value-type="string">
            <text:p>0.0003-0.0006</text:p>
          </table:table-cell>
          <table:table-cell office:value-type="string">
            <text:p>0.07-0.2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string">
            <text:p>0.0004-0.0008</text:p>
          </table:table-cell>
          <table:table-cell office:value-type="string">
            <text:p>1.3-1.8</text:p>
          </table:table-cell>
          <table:table-cell office:value-type="string">
            <text:p>0.011-0.03</text:p>
          </table:table-cell>
          <table:table-cell office:value-type="string">
            <text:p>0.015-0.02</text:p>
          </table:table-cell>
          <table:table-cell office:value-type="string">
            <text:p>0.5-0.7</text:p>
          </table:table-cell>
          <table:table-cell office:value-type="string">
            <text:p>0.2-0.25</text:p>
          </table:table-cell>
          <table:table-cell office:value-type="string">
            <text:p>3-5</text:p>
          </table:table-cell>
          <table:table-cell/>
          <table:table-cell office:value-type="string">
            <text:p>0.2-0.5</text:p>
          </table:table-cell>
          <table:table-cell office:value-type="string">
            <text:p>0.006-0.05</text:p>
          </table:table-cell>
          <table:table-cell office:value-type="string">
            <text:p>0.1-1.2</text:p>
          </table:table-cell>
          <table:table-cell office:value-type="string">
            <text:p>0.002-0.0045</text:p>
          </table:table-cell>
          <table:table-cell office:value-type="string">
            <text:p>0.17-0.41</text:p>
          </table:table-cell>
        </table:table-row>
        <table:table-row table:style-name="ro1">
          <table:table-cell office:value-type="string">
            <text:p>Li</text:p>
          </table:table-cell>
          <table:table-cell office:value-type="string">
            <text:p>0.0004-0.0007</text:p>
          </table:table-cell>
          <table:table-cell office:value-type="string">
            <text:p>0.6-2.5</text:p>
          </table:table-cell>
          <table:table-cell office:value-type="string">
            <text:p>0.01-0.02</text:p>
          </table:table-cell>
          <table:table-cell office:value-type="string">
            <text:p>0.015-0.025</text:p>
          </table:table-cell>
          <table:table-cell office:value-type="string">
            <text:p>0.52-1</text:p>
          </table:table-cell>
          <table:table-cell office:value-type="string">
            <text:p>0.21-0.25</text:p>
          </table:table-cell>
          <table:table-cell office:value-type="string">
            <text:p>2.1-5.5</text:p>
          </table:table-cell>
          <table:table-cell/>
          <table:table-cell office:value-type="string">
            <text:p>0.3-0.45</text:p>
          </table:table-cell>
          <table:table-cell office:value-type="string">
            <text:p>-0.11-0.05</text:p>
          </table:table-cell>
          <table:table-cell office:value-type="string">
            <text:p>0.06-2.4</text:p>
          </table:table-cell>
          <table:table-cell office:value-type="string">
            <text:p>0.002-0.003</text:p>
          </table:table-cell>
          <table:table-cell office:value-type="string">
            <text:p>0.2-0.4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0.0001-0.0006</text:p>
          </table:table-cell>
          <table:table-cell office:value-type="string">
            <text:p>1.4-2.6</text:p>
          </table:table-cell>
          <table:table-cell office:value-type="string">
            <text:p>0.005-0.03</text:p>
          </table:table-cell>
          <table:table-cell office:value-type="string">
            <text:p>0.015-0.03</text:p>
          </table:table-cell>
          <table:table-cell office:value-type="string">
            <text:p>0.6-1</text:p>
          </table:table-cell>
          <table:table-cell office:value-type="string">
            <text:p>0.2-0.3</text:p>
          </table:table-cell>
          <table:table-cell office:value-type="string">
            <text:p>2-4.5</text:p>
          </table:table-cell>
          <table:table-cell/>
          <table:table-cell office:value-type="string">
            <text:p>0.16-0.5</text:p>
          </table:table-cell>
          <table:table-cell office:value-type="string">
            <text:p>-0.06-0.08</text:p>
          </table:table-cell>
          <table:table-cell office:value-type="string">
            <text:p>0.04-1.7</text:p>
          </table:table-cell>
          <table:table-cell office:value-type="string">
            <text:p>0.0005-0.044</text:p>
          </table:table-cell>
          <table:table-cell office:value-type="string">
            <text:p>0.125-0.4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0.0001-0.0002</text:p>
          </table:table-cell>
          <table:table-cell office:value-type="string">
            <text:p>1.4-2.6</text:p>
          </table:table-cell>
          <table:table-cell office:value-type="string">
            <text:p>0.015-0.023</text:p>
          </table:table-cell>
          <table:table-cell office:value-type="string">
            <text:p>0.014-0.024</text:p>
          </table:table-cell>
          <table:table-cell office:value-type="string">
            <text:p>0.5-0.9</text:p>
          </table:table-cell>
          <table:table-cell office:value-type="string">
            <text:p>0.22-0.3</text:p>
          </table:table-cell>
          <table:table-cell office:value-type="string">
            <text:p>2-6.5</text:p>
          </table:table-cell>
          <table:table-cell/>
          <table:table-cell office:value-type="string">
            <text:p>0.4-0.6</text:p>
          </table:table-cell>
          <table:table-cell office:value-type="string">
            <text:p>-0.01-0.08</text:p>
          </table:table-cell>
          <table:table-cell office:value-type="string">
            <text:p>0.07-1.8</text:p>
          </table:table-cell>
          <table:table-cell office:value-type="string">
            <text:p>0.001-0.004</text:p>
          </table:table-cell>
          <table:table-cell office:value-type="string">
            <text:p>0.3-0.4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0.0004-0.0013</text:p>
          </table:table-cell>
          <table:table-cell office:value-type="string">
            <text:p>0.6-1.2</text:p>
          </table:table-cell>
          <table:table-cell office:value-type="string">
            <text:p>0.02-0.04</text:p>
          </table:table-cell>
          <table:table-cell office:value-type="string">
            <text:p>0.012-0.017</text:p>
          </table:table-cell>
          <table:table-cell office:value-type="string">
            <text:p>0.34-0.55</text:p>
          </table:table-cell>
          <table:table-cell office:value-type="string">
            <text:p>0.15-0.25</text:p>
          </table:table-cell>
          <table:table-cell office:value-type="string">
            <text:p>4.2-8.5</text:p>
          </table:table-cell>
          <table:table-cell/>
          <table:table-cell office:value-type="string">
            <text:p>0.42-0.9</text:p>
          </table:table-cell>
          <table:table-cell office:value-type="string">
            <text:p>-0.2-0.02</text:p>
          </table:table-cell>
          <table:table-cell office:value-type="string">
            <text:p>0.18-6</text:p>
          </table:table-cell>
          <table:table-cell office:value-type="string">
            <text:p>0.0025-0.007</text:p>
          </table:table-cell>
          <table:table-cell office:value-type="string">
            <text:p>0.35-0.8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0.0006-0.0008</text:p>
          </table:table-cell>
          <table:table-cell office:value-type="string">
            <text:p>1-1.15</text:p>
          </table:table-cell>
          <table:table-cell office:value-type="string">
            <text:p>0.007-0.025</text:p>
          </table:table-cell>
          <table:table-cell office:value-type="string">
            <text:p>0.012-0.024</text:p>
          </table:table-cell>
          <table:table-cell office:value-type="string">
            <text:p>0.4-0.75</text:p>
          </table:table-cell>
          <table:table-cell office:value-type="string">
            <text:p>0.175-0.185</text:p>
          </table:table-cell>
          <table:table-cell office:value-type="string">
            <text:p>2.6-8.9</text:p>
          </table:table-cell>
          <table:table-cell/>
          <table:table-cell office:value-type="string">
            <text:p>0.11-0.5</text:p>
          </table:table-cell>
          <table:table-cell office:value-type="string">
            <text:p>-0.02-0.04</text:p>
          </table:table-cell>
          <table:table-cell office:value-type="string">
            <text:p>0.5-0.97</text:p>
          </table:table-cell>
          <table:table-cell office:value-type="string">
            <text:p>0.001-0.004</text:p>
          </table:table-cell>
          <table:table-cell office:value-type="string">
            <text:p>0.1-0.5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0.0005-0.003</text:p>
          </table:table-cell>
          <table:table-cell office:value-type="string">
            <text:p>1.1-2.14</text:p>
          </table:table-cell>
          <table:table-cell office:value-type="string">
            <text:p>0.007-0.013</text:p>
          </table:table-cell>
          <table:table-cell office:value-type="string">
            <text:p>0.02-0.022</text:p>
          </table:table-cell>
          <table:table-cell office:value-type="string">
            <text:p>0.6-0.93</text:p>
          </table:table-cell>
          <table:table-cell office:value-type="string">
            <text:p>0.17-0.3</text:p>
          </table:table-cell>
          <table:table-cell office:value-type="string">
            <text:p>2.5-3.8</text:p>
          </table:table-cell>
          <table:table-cell/>
          <table:table-cell office:value-type="string">
            <text:p>0.14-0.35</text:p>
          </table:table-cell>
          <table:table-cell office:value-type="string">
            <text:p>-0.03-0.08</text:p>
          </table:table-cell>
          <table:table-cell office:value-type="string">
            <text:p>0.08-1.6</text:p>
          </table:table-cell>
          <table:table-cell office:value-type="string">
            <text:p>0.001-0.002</text:p>
          </table:table-cell>
          <table:table-cell office:value-type="string">
            <text:p>0.13-0.28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string">
            <text:p>0.0035-0.006</text:p>
          </table:table-cell>
          <table:table-cell office:value-type="string">
            <text:p>0.8-1.5</text:p>
          </table:table-cell>
          <table:table-cell office:value-type="string">
            <text:p>0.006-0.01</text:p>
          </table:table-cell>
          <table:table-cell office:value-type="string">
            <text:p>0.045-0.048</text:p>
          </table:table-cell>
          <table:table-cell office:value-type="string">
            <text:p>0.64-0.78</text:p>
          </table:table-cell>
          <table:table-cell office:value-type="string">
            <text:p>-0.12--0.07</text:p>
          </table:table-cell>
          <table:table-cell office:value-type="string">
            <text:p>0.42-0.74</text:p>
          </table:table-cell>
          <table:table-cell/>
          <table:table-cell office:value-type="string">
            <text:p>0.04-0.11</text:p>
          </table:table-cell>
          <table:table-cell office:value-type="string">
            <text:p>-0.02-0.03</text:p>
          </table:table-cell>
          <table:table-cell office:value-type="string">
            <text:p>0.03-0.7</text:p>
          </table:table-cell>
          <table:table-cell office:value-type="string">
            <text:p>0.0003-0.001</text:p>
          </table:table-cell>
          <table:table-cell office:value-type="string">
            <text:p>0.04-0.08</text:p>
          </table:table-cell>
        </table:table-row>
        <table:table-row table:style-name="ro1">
          <table:table-cell office:value-type="string">
            <text:p>Si</text:p>
          </table:table-cell>
          <table:table-cell office:value-type="string">
            <text:p>0.001-0.005</text:p>
          </table:table-cell>
          <table:table-cell office:value-type="string">
            <text:p>0.43-1.3</text:p>
          </table:table-cell>
          <table:table-cell office:value-type="string">
            <text:p>0.01-0.016</text:p>
          </table:table-cell>
          <table:table-cell office:value-type="string">
            <text:p>0.037-0.043</text:p>
          </table:table-cell>
          <table:table-cell office:value-type="string">
            <text:p>0.58-0.73</text:p>
          </table:table-cell>
          <table:table-cell office:value-type="string">
            <text:p>-0.035-0.0000</text:p>
          </table:table-cell>
          <table:table-cell office:value-type="string">
            <text:p>0.85-1.19</text:p>
          </table:table-cell>
          <table:table-cell/>
          <table:table-cell office:value-type="string">
            <text:p>0.1-0.13</text:p>
          </table:table-cell>
          <table:table-cell office:value-type="string">
            <text:p>-0.038-0.05</text:p>
          </table:table-cell>
          <table:table-cell office:value-type="string">
            <text:p>0.3-1.5</text:p>
          </table:table-cell>
          <table:table-cell office:value-type="string">
            <text:p>0.0002-0.0009</text:p>
          </table:table-cell>
          <table:table-cell office:value-type="string">
            <text:p>0.085-0.12</text:p>
          </table:table-cell>
        </table:table-row>
        <table:table-row table:style-name="ro1">
          <table:table-cell office:value-type="string">
            <text:p>SZ</text:p>
          </table:table-cell>
          <table:table-cell office:value-type="string">
            <text:p>0.003-0.007</text:p>
          </table:table-cell>
          <table:table-cell office:value-type="string">
            <text:p>0.6-1.5</text:p>
          </table:table-cell>
          <table:table-cell office:value-type="string">
            <text:p>0.03-0.045</text:p>
          </table:table-cell>
          <table:table-cell office:value-type="string">
            <text:p>0.031-0.036</text:p>
          </table:table-cell>
          <table:table-cell office:value-type="string">
            <text:p>0.5-0.8</text:p>
          </table:table-cell>
          <table:table-cell office:value-type="string">
            <text:p>-0.03-0.08</text:p>
          </table:table-cell>
          <table:table-cell office:value-type="string">
            <text:p>0.8-1.5</text:p>
          </table:table-cell>
          <table:table-cell/>
          <table:table-cell office:value-type="string">
            <text:p>0.26-0.47</text:p>
          </table:table-cell>
          <table:table-cell office:value-type="string">
            <text:p>-0.19-0.17</text:p>
          </table:table-cell>
          <table:table-cell office:value-type="string">
            <text:p>4.2-4.9</text:p>
          </table:table-cell>
          <table:table-cell office:value-type="string">
            <text:p>0.002-0.0036</text:p>
          </table:table-cell>
          <table:table-cell office:value-type="string">
            <text:p>0.23-0.39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string">
            <text:p>0.001-0.004</text:p>
          </table:table-cell>
          <table:table-cell office:value-type="string">
            <text:p>0.36-0.94</text:p>
          </table:table-cell>
          <table:table-cell office:value-type="string">
            <text:p>0.008-0.01</text:p>
          </table:table-cell>
          <table:table-cell office:value-type="string">
            <text:p>0.027-0.037</text:p>
          </table:table-cell>
          <table:table-cell office:value-type="string">
            <text:p>0.64-0.74</text:p>
          </table:table-cell>
          <table:table-cell office:value-type="string">
            <text:p>0.025-0.1</text:p>
          </table:table-cell>
          <table:table-cell office:value-type="string">
            <text:p>1.27-2.7</text:p>
          </table:table-cell>
          <table:table-cell/>
          <table:table-cell office:value-type="string">
            <text:p>0.13-0.27</text:p>
          </table:table-cell>
          <table:table-cell office:value-type="string">
            <text:p>-0.03--0.0006</text:p>
          </table:table-cell>
          <table:table-cell office:value-type="string">
            <text:p>0.16-0.82</text:p>
          </table:table-cell>
          <table:table-cell office:value-type="string">
            <text:p>0.0004-0.0005</text:p>
          </table:table-cell>
          <table:table-cell office:value-type="string">
            <text:p>0.11-0.18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string">
            <text:p>0.0004-0.0016</text:p>
          </table:table-cell>
          <table:table-cell office:value-type="string">
            <text:p>0.96-1.33</text:p>
          </table:table-cell>
          <table:table-cell office:value-type="string">
            <text:p>0.018-0.05</text:p>
          </table:table-cell>
          <table:table-cell office:value-type="string">
            <text:p>0.009-0.027</text:p>
          </table:table-cell>
          <table:table-cell office:value-type="string">
            <text:p>0.3-0.9</text:p>
          </table:table-cell>
          <table:table-cell office:value-type="string">
            <text:p>0.2-0.26</text:p>
          </table:table-cell>
          <table:table-cell office:value-type="string">
            <text:p>2-13</text:p>
          </table:table-cell>
          <table:table-cell/>
          <table:table-cell office:value-type="string">
            <text:p>0.4-1</text:p>
          </table:table-cell>
          <table:table-cell office:value-type="string">
            <text:p>-0.07-0.08</text:p>
          </table:table-cell>
          <table:table-cell office:value-type="string">
            <text:p>0.04-1.7</text:p>
          </table:table-cell>
          <table:table-cell office:value-type="string">
            <text:p>0.003-0.017</text:p>
          </table:table-cell>
          <table:table-cell office:value-type="string">
            <text:p>0.4-0.8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string">
            <text:p>0.0006-0.0009</text:p>
          </table:table-cell>
          <table:table-cell office:value-type="string">
            <text:p>1.34-1.8</text:p>
          </table:table-cell>
          <table:table-cell office:value-type="string">
            <text:p>0.02-0.028</text:p>
          </table:table-cell>
          <table:table-cell office:value-type="string">
            <text:p>0.011-0.02</text:p>
          </table:table-cell>
          <table:table-cell office:value-type="string">
            <text:p>0.47-0.7</text:p>
          </table:table-cell>
          <table:table-cell office:value-type="string">
            <text:p>0.23-0.25</text:p>
          </table:table-cell>
          <table:table-cell office:value-type="string">
            <text:p>4-7.2</text:p>
          </table:table-cell>
          <table:table-cell/>
          <table:table-cell office:value-type="string">
            <text:p>0.5-0.6</text:p>
          </table:table-cell>
          <table:table-cell office:value-type="string">
            <text:p>0.01-0.06</text:p>
          </table:table-cell>
          <table:table-cell office:value-type="string">
            <text:p>0.25-1.6</text:p>
          </table:table-cell>
          <table:table-cell office:value-type="string">
            <text:p>0.0032</text:p>
          </table:table-cell>
          <table:table-cell office:value-type="string">
            <text:p>0.45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0.0003-0.0007</text:p>
          </table:table-cell>
          <table:table-cell office:value-type="string">
            <text:p>1.34-1.61</text:p>
          </table:table-cell>
          <table:table-cell office:value-type="string">
            <text:p>0.01-0.04</text:p>
          </table:table-cell>
          <table:table-cell office:value-type="string">
            <text:p>0.016-0.024</text:p>
          </table:table-cell>
          <table:table-cell office:value-type="string">
            <text:p>0.57-0.9</text:p>
          </table:table-cell>
          <table:table-cell office:value-type="string">
            <text:p>0.22-0.24</text:p>
          </table:table-cell>
          <table:table-cell office:value-type="string">
            <text:p>2.4-2.6</text:p>
          </table:table-cell>
          <table:table-cell/>
          <table:table-cell office:value-type="string">
            <text:p>0.26-0.83</text:p>
          </table:table-cell>
          <table:table-cell office:value-type="string">
            <text:p>0-0.019</text:p>
          </table:table-cell>
          <table:table-cell office:value-type="string">
            <text:p>0.01-0.5</text:p>
          </table:table-cell>
          <table:table-cell office:value-type="string">
            <text:p>0.001-0.007</text:p>
          </table:table-cell>
          <table:table-cell office:value-type="string">
            <text:p>0.21-0.72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0.00027-0.0009</text:p>
          </table:table-cell>
          <table:table-cell office:value-type="string">
            <text:p>0.83-1.4</text:p>
          </table:table-cell>
          <table:table-cell office:value-type="string">
            <text:p>0.009-0.03</text:p>
          </table:table-cell>
          <table:table-cell office:value-type="string">
            <text:p>0.017-0.034</text:p>
          </table:table-cell>
          <table:table-cell office:value-type="string">
            <text:p>0.48-0.93</text:p>
          </table:table-cell>
          <table:table-cell office:value-type="string">
            <text:p>0.018-0.19</text:p>
          </table:table-cell>
          <table:table-cell office:value-type="string">
            <text:p>1-5.6</text:p>
          </table:table-cell>
          <table:table-cell/>
          <table:table-cell office:value-type="string">
            <text:p>0.14-0.63</text:p>
          </table:table-cell>
          <table:table-cell office:value-type="string">
            <text:p>-0.016-0.008</text:p>
          </table:table-cell>
          <table:table-cell office:value-type="string">
            <text:p>0.017-0.42</text:p>
          </table:table-cell>
          <table:table-cell office:value-type="string">
            <text:p>0.0008-0.003</text:p>
          </table:table-cell>
          <table:table-cell office:value-type="string">
            <text:p>0.14-0.53</text:p>
          </table:table-cell>
        </table:table-row>
        <table:table-row table:style-name="ro1">
          <table:table-cell office:value-type="string">
            <text:p>Zy</text:p>
          </table:table-cell>
          <table:table-cell office:value-type="string">
            <text:p>0.0007-0.0013</text:p>
          </table:table-cell>
          <table:table-cell office:value-type="string">
            <text:p>1.1-1.6</text:p>
          </table:table-cell>
          <table:table-cell office:value-type="string">
            <text:p>0.008-0.2</text:p>
          </table:table-cell>
          <table:table-cell office:value-type="string">
            <text:p>0.021-0.023</text:p>
          </table:table-cell>
          <table:table-cell office:value-type="string">
            <text:p>0.66-0.84</text:p>
          </table:table-cell>
          <table:table-cell office:value-type="string">
            <text:p>0.14-0.26</text:p>
          </table:table-cell>
          <table:table-cell office:value-type="string">
            <text:p>2.6-2.7</text:p>
          </table:table-cell>
          <table:table-cell/>
          <table:table-cell office:value-type="string">
            <text:p>0.22-0.33</text:p>
          </table:table-cell>
          <table:table-cell office:value-type="string">
            <text:p>-0.007-0.02</text:p>
          </table:table-cell>
          <table:table-cell office:value-type="string">
            <text:p>0.17-0.63</text:p>
          </table:table-cell>
          <table:table-cell office:value-type="string">
            <text:p>0.0017-0.0032</text:p>
          </table:table-cell>
          <table:table-cell office:value-type="string">
            <text:p>0.17-0.32</text:p>
          </table:table-cell>
        </table:table-row>
        <table:table-row table:style-name="ro1">
          <table:table-cell office:value-type="string">
            <text:p>Zi</text:p>
          </table:table-cell>
          <table:table-cell office:value-type="string">
            <text:p>0.0004-0.001</text:p>
          </table:table-cell>
          <table:table-cell office:value-type="string">
            <text:p>1.1-1.3</text:p>
          </table:table-cell>
          <table:table-cell office:value-type="string">
            <text:p>0.011-0.018</text:p>
          </table:table-cell>
          <table:table-cell office:value-type="string">
            <text:p>0.028-0.032</text:p>
          </table:table-cell>
          <table:table-cell office:value-type="string">
            <text:p>0.82-0.83</text:p>
          </table:table-cell>
          <table:table-cell office:value-type="string">
            <text:p>0.06-0.13</text:p>
          </table:table-cell>
          <table:table-cell office:value-type="string">
            <text:p>1.5-2.2</text:p>
          </table:table-cell>
          <table:table-cell/>
          <table:table-cell office:value-type="string">
            <text:p>0.14-0.22</text:p>
          </table:table-cell>
          <table:table-cell office:value-type="string">
            <text:p>-0.006-0.02</text:p>
          </table:table-cell>
          <table:table-cell office:value-type="string">
            <text:p>0.14-0.58</text:p>
          </table:table-cell>
          <table:table-cell office:value-type="string">
            <text:p>0.0007-0.002</text:p>
          </table:table-cell>
          <table:table-cell office:value-type="string">
            <text:p>0.12-0.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9">29.05.2012</text:date>, <text:time>12:01:0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602</meta:generator>
    <dc:date>2012-05-29T12:01:04</dc:date>
    <dc:creator>tomko </dc:creator>
    <meta:editing-duration>PT11H40M40S</meta:editing-duration>
    <meta:editing-cycles>6</meta:editing-cycles>
    <meta:document-statistic meta:table-count="3" meta:cell-count="1259" meta:object-count="0"/>
  </office:meta>
</office:document-meta>
</file>